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6.671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110"/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2"/>
    <style:style style:name="ce9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2" table:number-rows-spanned="1">
            <text:p>Индекс Фибоначчи</text:p>
          </table:table-cell>
          <table:covered-table-cell table:style-name="ce4"/>
          <table:table-cell table:number-columns-repeated="4"/>
        </table:table-row>
        <table:table-row table:style-name="ro2">
          <table:table-cell office:value-type="string">
            <text:p>Assembler 64 bits by FASM</text:p>
          </table:table-cell>
          <table:table-cell table:style-name="ce5" table:formula="of:=[.$C$7]/([.E2]*((SQRT(5)+1)/2)^(15-[.D2]))" office:value-type="float" office:value="243083.283578791">
            <text:p>243083</text:p>
          </table:table-cell>
          <table:table-cell/>
          <table:table-cell office:value-type="float" office:value="41">
            <text:p>41</text:p>
          </table:table-cell>
          <table:table-cell office:value-type="float" office:value="0.67">
            <text:p>0,67</text:p>
          </table:table-cell>
          <table:table-cell table:formula="of:=RANK([.B2];[.B$2:.B$43])" office:value-type="float" office:value="4">
            <text:p>4</text:p>
          </table:table-cell>
        </table:table-row>
        <table:table-row table:style-name="ro2">
          <table:table-cell office:value-type="string">
            <text:p>Assembler 32 bits by FASM**</text:p>
          </table:table-cell>
          <table:table-cell table:style-name="ce5" table:formula="of:=[.$C$7]/([.E3]*((SQRT(5)+1)/2)^(15-[.D3]))" office:value-type="float" office:value="211514.025971156">
            <text:p>211514</text:p>
          </table:table-cell>
          <table:table-cell/>
          <table:table-cell office:value-type="float" office:value="41">
            <text:p>41</text:p>
          </table:table-cell>
          <table:table-cell office:value-type="float" office:value="0.77">
            <text:p>0,77</text:p>
          </table:table-cell>
          <table:table-cell table:formula="of:=RANK([.B3];[.B$2:.B$43])" office:value-type="float" office:value="5">
            <text:p>5</text:p>
          </table:table-cell>
        </table:table-row>
        <table:table-row table:style-name="ro2">
          <table:table-cell office:value-type="string">
            <text:p>awk (busybox 1.20.2)</text:p>
          </table:table-cell>
          <table:table-cell table:style-name="ce5" table:formula="of:=[.$C$7]/([.E4]*((SQRT(5)+1)/2)^(15-[.D4]))" office:value-type="float" office:value="980.888687509399">
            <text:p>981</text:p>
          </table:table-cell>
          <table:table-cell/>
          <table:table-cell office:value-type="float" office:value="31">
            <text:p>31</text:p>
          </table:table-cell>
          <table:table-cell office:value-type="float" office:value="1.35">
            <text:p>1,35</text:p>
          </table:table-cell>
          <table:table-cell table:formula="of:=RANK([.B4];[.B$2:.B$43])" office:value-type="float" office:value="33">
            <text:p>33</text:p>
          </table:table-cell>
        </table:table-row>
        <table:table-row table:style-name="ro2">
          <table:table-cell office:value-type="string">
            <text:p>awk (gawk 4.0.1)</text:p>
          </table:table-cell>
          <table:table-cell table:style-name="ce5" table:formula="of:=[.$C$7]/([.E5]*((SQRT(5)+1)/2)^(15-[.D5]))" office:value-type="float" office:value="2648.39945627538">
            <text:p>2648</text:p>
          </table:table-cell>
          <table:table-cell/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table:formula="of:=RANK([.B5];[.B$2:.B$43])" office:value-type="float" office:value="27">
            <text:p>27</text:p>
          </table:table-cell>
        </table:table-row>
        <table:table-row table:style-name="ro2">
          <table:table-cell office:value-type="string">
            <text:p>awk (mawk 1.3.3)</text:p>
          </table:table-cell>
          <table:table-cell table:style-name="ce5" table:formula="of:=[.$C$7]/([.E6]*((SQRT(5)+1)/2)^(15-[.D6]))" office:value-type="float" office:value="6620.99864068844">
            <text:p>6621</text:p>
          </table:table-cell>
          <table:table-cell/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table:formula="of:=RANK([.B6];[.B$2:.B$43])" office:value-type="float" office:value="20">
            <text:p>20</text:p>
          </table:table-cell>
        </table:table-row>
        <table:table-row table:style-name="ro2">
          <table:table-cell office:value-type="string">
            <text:p>bash (4.2.37)</text:p>
          </table:table-cell>
          <table:table-cell table:style-name="ce5" table:formula="of:=[.$C$7]/([.E7]*((SQRT(5)+1)/2)^(15-[.D7]))" office:value-type="float" office:value="1">
            <text:p>1</text:p>
          </table:table-cell>
          <table:table-cell table:formula="of:=[.E7]/((SQRT(5)+1)/2)^([.D7]-15)" office:value-type="float" office:value="0.6">
            <text:p>0,6</text:p>
          </table:table-cell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table:formula="of:=RANK([.B7];[.B$2:.B$43])" office:value-type="float" office:value="42">
            <text:p>42</text:p>
          </table:table-cell>
        </table:table-row>
        <table:table-row table:style-name="ro2">
          <table:table-cell office:value-type="string">
            <text:p>Basic (LibreOffice 3.5.4.2)</text:p>
          </table:table-cell>
          <table:table-cell table:style-name="ce5" table:formula="of:=[.$C$7]/([.E8]*((SQRT(5)+1)/2)^(15-[.D8]))" office:value-type="float" office:value="20.0243006357023">
            <text:p>20</text:p>
          </table:table-cell>
          <table:table-cell/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table:formula="of:=RANK([.B8];[.B$2:.B$43])" office:value-type="float" office:value="41">
            <text:p>41</text:p>
          </table:table-cell>
        </table:table-row>
        <table:table-row table:style-name="ro2">
          <table:table-cell office:value-type="string">
            <text:p>Basic (Gambas 3.1.1)</text:p>
          </table:table-cell>
          <table:table-cell table:style-name="ce5" table:formula="of:=[.$C$7]/([.E9]*((SQRT(5)+1)/2)^(15-[.D9]))" office:value-type="float" office:value="3967.7780889262">
            <text:p>3968</text:p>
          </table:table-cell>
          <table:table-cell/>
          <table:table-cell office:value-type="float" office:value="32">
            <text:p>32</text:p>
          </table:table-cell>
          <table:table-cell office:value-type="float" office:value="0.54">
            <text:p>0,54</text:p>
          </table:table-cell>
          <table:table-cell table:formula="of:=RANK([.B9];[.B$2:.B$43])" office:value-type="float" office:value="24">
            <text:p>24</text:p>
          </table:table-cell>
        </table:table-row>
        <table:table-row table:style-name="ro2">
          <table:table-cell office:value-type="string">
            <text:p>C/C++ (gcc 4.7.2, -O0)</text:p>
          </table:table-cell>
          <table:table-cell table:style-name="ce5" table:formula="of:=[.$C$7]/([.E10]*((SQRT(5)+1)/2)^(15-[.D10]))" office:value-type="float" office:value="159672.35293901">
            <text:p>159672</text:p>
          </table:table-cell>
          <table:table-cell/>
          <table:table-cell office:value-type="float" office:value="41">
            <text:p>41</text:p>
          </table:table-cell>
          <table:table-cell office:value-type="float" office:value="1.02">
            <text:p>1,02</text:p>
          </table:table-cell>
          <table:table-cell table:formula="of:=RANK([.B10];[.B$2:.B$43])" office:value-type="float" office:value="8">
            <text:p>8</text:p>
          </table:table-cell>
        </table:table-row>
        <table:table-row table:style-name="ro2">
          <table:table-cell office:value-type="string">
            <text:p>C/C++ (gcc 4.7.2, -O5)</text:p>
          </table:table-cell>
          <table:table-cell table:style-name="ce5" table:formula="of:=[.$C$7]/([.E11]*((SQRT(5)+1)/2)^(15-[.D11]))" office:value-type="float" office:value="354056.086951717">
            <text:p>354056</text:p>
          </table:table-cell>
          <table:table-cell/>
          <table:table-cell office:value-type="float" office:value="41">
            <text:p>41</text:p>
          </table:table-cell>
          <table:table-cell office:value-type="float" office:value="0.46">
            <text:p>0,46</text:p>
          </table:table-cell>
          <table:table-cell table:formula="of:=RANK([.B11];[.B$2:.B$43])" office:value-type="float" office:value="1">
            <text:p>1</text:p>
          </table:table-cell>
        </table:table-row>
        <table:table-row table:style-name="ro2">
          <table:table-cell office:value-type="string">
            <text:p>C/C++ (clang 3.0-6.2, -O3)</text:p>
          </table:table-cell>
          <table:table-cell table:style-name="ce5" table:formula="of:=[.$C$7]/([.E12]*((SQRT(5)+1)/2)^(15-[.D12]))" office:value-type="float" office:value="307293.962259981">
            <text:p>307294</text:p>
          </table:table-cell>
          <table:table-cell/>
          <table:table-cell office:value-type="float" office:value="41">
            <text:p>41</text:p>
          </table:table-cell>
          <table:table-cell office:value-type="float" office:value="0.53">
            <text:p>0,53</text:p>
          </table:table-cell>
          <table:table-cell table:formula="of:=RANK([.B12];[.B$2:.B$43])" office:value-type="float" office:value="2">
            <text:p>2</text:p>
          </table:table-cell>
        </table:table-row>
        <table:table-row table:style-name="ro2">
          <table:table-cell office:value-type="string">
            <text:p>C/C++ (clang 3.0-6.2, -O0)</text:p>
          </table:table-cell>
          <table:table-cell table:style-name="ce5" table:formula="of:=[.$C$7]/([.E13]*((SQRT(5)+1)/2)^(15-[.D13]))" office:value-type="float" office:value="146725.945943955">
            <text:p>146726</text:p>
          </table:table-cell>
          <table:table-cell/>
          <table:table-cell office:value-type="float" office:value="41">
            <text:p>41</text:p>
          </table:table-cell>
          <table:table-cell office:value-type="float" office:value="1.11">
            <text:p>1,11</text:p>
          </table:table-cell>
          <table:table-cell table:formula="of:=RANK([.B13];[.B$2:.B$43])" office:value-type="float" office:value="10">
            <text:p>10</text:p>
          </table:table-cell>
        </table:table-row>
        <table:table-row table:style-name="ro2">
          <table:table-cell office:value-type="string">
            <text:p>C/C++ (icc 14.0.3, -fast)</text:p>
          </table:table-cell>
          <table:table-cell table:style-name="ce5" table:formula="of:=[.$C$7]/([.E14]*((SQRT(5)+1)/2)^(15-[.D14]))" office:value-type="float" office:value="250562.769227369">
            <text:p>250563</text:p>
          </table:table-cell>
          <table:table-cell/>
          <table:table-cell office:value-type="float" office:value="41">
            <text:p>41</text:p>
          </table:table-cell>
          <table:table-cell office:value-type="float" office:value="0.65">
            <text:p>0,65</text:p>
          </table:table-cell>
          <table:table-cell table:formula="of:=RANK([.B14];[.B$2:.B$43])" office:value-type="float" office:value="3">
            <text:p>3</text:p>
          </table:table-cell>
        </table:table-row>
        <table:table-row table:style-name="ro2">
          <table:table-cell office:value-type="string">
            <text:p>C/C++ (icc 14.0.3, -O0)</text:p>
          </table:table-cell>
          <table:table-cell table:style-name="ce5" table:formula="of:=[.$C$7]/([.E15]*((SQRT(5)+1)/2)^(15-[.D15]))" office:value-type="float" office:value="136862.016804865">
            <text:p>136862</text:p>
          </table:table-cell>
          <table:table-cell/>
          <table:table-cell office:value-type="float" office:value="41">
            <text:p>41</text:p>
          </table:table-cell>
          <table:table-cell office:value-type="float" office:value="1.19">
            <text:p>1,19</text:p>
          </table:table-cell>
          <table:table-cell table:formula="of:=RANK([.B15];[.B$2:.B$43])" office:value-type="float" office:value="11">
            <text:p>11</text:p>
          </table:table-cell>
        </table:table-row>
        <table:table-row table:style-name="ro2">
          <table:table-cell office:value-type="string">
            <text:p>C (ack 6.0pre4, -O4)**</text:p>
          </table:table-cell>
          <table:table-cell table:style-name="ce5" table:formula="of:=[.$C$7]/([.E16]*((SQRT(5)+1)/2)^(15-[.D16]))" office:value-type="float" office:value="157275.937505588">
            <text:p>157276</text:p>
          </table:table-cell>
          <table:table-cell/>
          <table:table-cell office:value-type="float" office:value="40">
            <text:p>40</text:p>
          </table:table-cell>
          <table:table-cell office:value-type="float" office:value="0.64">
            <text:p>0,64</text:p>
          </table:table-cell>
          <table:table-cell table:formula="of:=RANK([.B16];[.B$2:.B$43])" office:value-type="float" office:value="9">
            <text:p>9</text:p>
          </table:table-cell>
        </table:table-row>
        <table:table-row table:style-name="ro2">
          <table:table-cell office:value-type="string">
            <text:p>Dino (0.55)</text:p>
          </table:table-cell>
          <table:table-cell table:style-name="ce5" table:formula="of:=[.$C$7]/([.E17]*((SQRT(5)+1)/2)^(15-[.D17]))" office:value-type="float" office:value="5024.34767559107">
            <text:p>5024</text:p>
          </table:table-cell>
          <table:table-cell/>
          <table:table-cell office:value-type="float" office:value="33">
            <text:p>33</text:p>
          </table:table-cell>
          <table:table-cell office:value-type="float" office:value="0.69">
            <text:p>0,69</text:p>
          </table:table-cell>
          <table:table-cell table:formula="of:=RANK([.B17];[.B$2:.B$43])" office:value-type="float" office:value="23">
            <text:p>23</text:p>
          </table:table-cell>
        </table:table-row>
        <table:table-row table:style-name="ro2">
          <table:table-cell office:value-type="string">
            <text:p>Erlang (5.9.1)</text:p>
          </table:table-cell>
          <table:table-cell table:style-name="ce5" table:formula="of:=[.$C$7]/([.E18]*((SQRT(5)+1)/2)^(15-[.D18]))" office:value-type="float" office:value="19845.4054385322">
            <text:p>19845</text:p>
          </table:table-cell>
          <table:table-cell/>
          <table:table-cell office:value-type="float" office:value="36">
            <text:p>36</text:p>
          </table:table-cell>
          <table:table-cell office:value-type="float" office:value="0.74">
            <text:p>0,74</text:p>
          </table:table-cell>
          <table:table-cell table:formula="of:=RANK([.B18];[.B$2:.B$43])" office:value-type="float" office:value="17">
            <text:p>17</text:p>
          </table:table-cell>
        </table:table-row>
        <table:table-row table:style-name="ro2">
          <table:table-cell office:value-type="string">
            <text:p>Haskell (ghc 7.4.1, -O)</text:p>
          </table:table-cell>
          <table:table-cell table:style-name="ce5" table:formula="of:=[.$C$7]/([.E19]*((SQRT(5)+1)/2)^(15-[.D19]))" office:value-type="float" office:value="18589.3671196378">
            <text:p>18589</text:p>
          </table:table-cell>
          <table:table-cell/>
          <table:table-cell office:value-type="float" office:value="36">
            <text:p>36</text:p>
          </table:table-cell>
          <table:table-cell office:value-type="float" office:value="0.79">
            <text:p>0,79</text:p>
          </table:table-cell>
          <table:table-cell table:formula="of:=RANK([.B19];[.B$2:.B$43])" office:value-type="float" office:value="18">
            <text:p>18</text:p>
          </table:table-cell>
        </table:table-row>
        <table:table-row table:style-name="ro2">
          <table:table-cell office:value-type="string">
            <text:p>Haskell (hugs 98.200609.21)</text:p>
          </table:table-cell>
          <table:table-cell table:style-name="ce5" table:formula="of:=[.$C$7]/([.E20]*((SQRT(5)+1)/2)^(15-[.D20]))" office:value-type="float" office:value="81.9945795874962">
            <text:p>82</text:p>
          </table:table-cell>
          <table:table-cell/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table:formula="of:=RANK([.B20];[.B$2:.B$43])" office:value-type="float" office:value="40">
            <text:p>40</text:p>
          </table:table-cell>
        </table:table-row>
        <table:table-row table:style-name="ro2">
          <table:table-cell office:value-type="string">
            <text:p>hoc (MSIIT step 6 with comments)</text:p>
          </table:table-cell>
          <table:table-cell table:style-name="ce5" table:formula="of:=[.$C$7]/([.E21]*((SQRT(5)+1)/2)^(15-[.D21]))" office:value-type="float" office:value="7935.55617785241">
            <text:p>7936</text:p>
          </table:table-cell>
          <table:table-cell/>
          <table:table-cell office:value-type="float" office:value="32">
            <text:p>32</text:p>
          </table:table-cell>
          <table:table-cell office:value-type="float" office:value="0.27">
            <text:p>0,27</text:p>
          </table:table-cell>
          <table:table-cell table:formula="of:=RANK([.B21];[.B$2:.B$43])" office:value-type="float" office:value="19">
            <text:p>19</text:p>
          </table:table-cell>
        </table:table-row>
        <table:table-row table:style-name="ro2">
          <table:table-cell office:value-type="string">
            <text:p>Java (OpenJDK 1.7.0_25)</text:p>
          </table:table-cell>
          <table:table-cell table:style-name="ce5" table:formula="of:=[.$C$7]/([.E22]*((SQRT(5)+1)/2)^(15-[.D22]))" office:value-type="float" office:value="186401.111117734">
            <text:p>186401</text:p>
          </table:table-cell>
          <table:table-cell/>
          <table:table-cell office:value-type="float" office:value="40">
            <text:p>40</text:p>
          </table:table-cell>
          <table:table-cell office:value-type="float" office:value="0.54">
            <text:p>0,54</text:p>
          </table:table-cell>
          <table:table-cell table:formula="of:=RANK([.B22];[.B$2:.B$43])" office:value-type="float" office:value="6">
            <text:p>6</text:p>
          </table:table-cell>
        </table:table-row>
        <table:table-row table:style-name="ro2">
          <table:table-cell office:value-type="string">
            <text:p>Javascript (Google Chrome 31.0.1650.48)</text:p>
          </table:table-cell>
          <table:table-cell table:style-name="ce5" table:formula="of:=[.$C$7]/([.E23]*((SQRT(5)+1)/2)^(15-[.D23]))" office:value-type="float" office:value="92849.5522301689">
            <text:p>92850</text:p>
          </table:table-cell>
          <table:table-cell/>
          <table:table-cell office:value-type="float" office:value="39">
            <text:p>39</text:p>
          </table:table-cell>
          <table:table-cell office:value-type="float" office:value="0.67">
            <text:p>0,67</text:p>
          </table:table-cell>
          <table:table-cell table:formula="of:=RANK([.B23];[.B$2:.B$43])" office:value-type="float" office:value="13">
            <text:p>13</text:p>
          </table:table-cell>
        </table:table-row>
        <table:table-row table:style-name="ro2">
          <table:table-cell office:value-type="string">
            <text:p>Javascript (Mozilla Firefox Nightly 25a1)</text:p>
          </table:table-cell>
          <table:table-cell table:style-name="ce5" table:formula="of:=[.$C$7]/([.E24]*((SQRT(5)+1)/2)^(15-[.D24]))" office:value-type="float" office:value="121978.823518065">
            <text:p>121979</text:p>
          </table:table-cell>
          <table:table-cell/>
          <table:table-cell office:value-type="float" office:value="39">
            <text:p>39</text:p>
          </table:table-cell>
          <table:table-cell office:value-type="float" office:value="0.51">
            <text:p>0,51</text:p>
          </table:table-cell>
          <table:table-cell table:formula="of:=RANK([.B24];[.B$2:.B$43])" office:value-type="float" office:value="12">
            <text:p>12</text:p>
          </table:table-cell>
        </table:table-row>
        <table:table-row table:style-name="ro2">
          <table:table-cell office:value-type="string">
            <text:p>Javascript (node 0.10.31)</text:p>
          </table:table-cell>
          <table:table-cell table:style-name="ce5" table:formula="of:=[.$C$7]/([.E25]*((SQRT(5)+1)/2)^(15-[.D25]))" office:value-type="float" office:value="78028.3720957958">
            <text:p>78028</text:p>
          </table:table-cell>
          <table:table-cell/>
          <table:table-cell office:value-type="float" office:value="40">
            <text:p>40</text:p>
          </table:table-cell>
          <table:table-cell office:value-type="float" office:value="1.29">
            <text:p>1,29</text:p>
          </table:table-cell>
          <table:table-cell table:formula="of:=RANK([.B25];[.B$2:.B$43])" office:value-type="float" office:value="14">
            <text:p>14</text:p>
          </table:table-cell>
        </table:table-row>
        <table:table-row table:style-name="ro2">
          <table:table-cell office:value-type="string">
            <text:p>Lisp (clisp 2.49)</text:p>
          </table:table-cell>
          <table:table-cell table:style-name="ce5" table:formula="of:=[.$C$7]/([.E26]*((SQRT(5)+1)/2)^(15-[.D26]))" office:value-type="float" office:value="998.049316929832">
            <text:p>998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table:formula="of:=RANK([.B26];[.B$2:.B$43])" office:value-type="float" office:value="32">
            <text:p>32</text:p>
          </table:table-cell>
        </table:table-row>
        <table:table-row table:style-name="ro2">
          <table:table-cell office:value-type="string">
            <text:p>Lisp (sbcl 1.0.57)</text:p>
          </table:table-cell>
          <table:table-cell table:style-name="ce5" table:formula="of:=[.$C$7]/([.E27]*((SQRT(5)+1)/2)^(15-[.D27]))" office:value-type="float" office:value="54924.8571562335">
            <text:p>54925</text:p>
          </table:table-cell>
          <table:table-cell/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table:formula="of:=RANK([.B27];[.B$2:.B$43])" office:value-type="float" office:value="16">
            <text:p>16</text:p>
          </table:table-cell>
        </table:table-row>
        <table:table-row table:style-name="ro2">
          <table:table-cell office:value-type="string">
            <text:p>Lua (5.2)</text:p>
          </table:table-cell>
          <table:table-cell table:style-name="ce5" table:formula="of:=[.$C$7]/([.E28]*((SQRT(5)+1)/2)^(15-[.D28]))" office:value-type="float" office:value="6419.9998076997">
            <text:p>6420</text:p>
          </table:table-cell>
          <table:table-cell/>
          <table:table-cell office:value-type="float" office:value="33">
            <text:p>33</text:p>
          </table:table-cell>
          <table:table-cell office:value-type="float" office:value="0.54">
            <text:p>0,54</text:p>
          </table:table-cell>
          <table:table-cell table:formula="of:=RANK([.B28];[.B$2:.B$43])" office:value-type="float" office:value="21">
            <text:p>21</text:p>
          </table:table-cell>
        </table:table-row>
        <table:table-row table:style-name="ro2">
          <table:table-cell office:value-type="string">
            <text:p>Metafont (2.718281)</text:p>
          </table:table-cell>
          <table:table-cell table:style-name="ce5" table:formula="of:=[.$C$7]/([.E29]*((SQRT(5)+1)/2)^(15-[.D29]))" office:value-type="float" office:value="313.191425091652">
            <text:p>313</text:p>
          </table:table-cell>
          <table:table-cell/>
          <table:table-cell office:value-type="float" office:value="23">
            <text:p>23</text:p>
          </table:table-cell>
          <table:table-cell office:value-type="float" office:value="0.09">
            <text:p>0,09</text:p>
          </table:table-cell>
          <table:table-cell table:formula="of:=RANK([.B29];[.B$2:.B$43])" office:value-type="float" office:value="35">
            <text:p>35</text:p>
          </table:table-cell>
        </table:table-row>
        <table:table-row table:style-name="ro2">
          <table:table-cell office:value-type="string">
            <text:p>Metapost (1.504)</text:p>
          </table:table-cell>
          <table:table-cell table:style-name="ce5" table:formula="of:=[.$C$7]/([.E30]*((SQRT(5)+1)/2)^(15-[.D30]))" office:value-type="float" office:value="234.893568818739">
            <text:p>235</text:p>
          </table:table-cell>
          <table:table-cell/>
          <table:table-cell office:value-type="float" office:value="23">
            <text:p>23</text:p>
          </table:table-cell>
          <table:table-cell office:value-type="float" office:value="0.12">
            <text:p>0,12</text:p>
          </table:table-cell>
          <table:table-cell table:formula="of:=RANK([.B30];[.B$2:.B$43])" office:value-type="float" office:value="38">
            <text:p>38</text:p>
          </table:table-cell>
        </table:table-row>
        <table:table-row table:style-name="ro2">
          <table:table-cell office:value-type="string">
            <text:p>mse (2.03)*</text:p>
          </table:table-cell>
          <table:table-cell table:style-name="ce5" table:formula="of:=[.$C$7]/([.E31]*((SQRT(5)+1)/2)^(15-[.D31]))*0.85" office:value-type="float" office:value="474.483890862768">
            <text:p>474</text:p>
          </table:table-cell>
          <table:table-cell/>
          <table:table-cell office:value-type="float" office:value="28">
            <text:p>28</text:p>
          </table:table-cell>
          <table:table-cell office:value-type="float" office:value="0.56">
            <text:p>0,56</text:p>
          </table:table-cell>
          <table:table-cell table:formula="of:=RANK([.B31];[.B$2:.B$43])" office:value-type="float" office:value="34">
            <text:p>34</text:p>
          </table:table-cell>
        </table:table-row>
        <table:table-row table:style-name="ro2">
          <table:table-cell office:value-type="string">
            <text:p>Pascal (fpc 2.6.0, -O3)</text:p>
          </table:table-cell>
          <table:table-cell table:style-name="ce5" table:formula="of:=[.$C$7]/([.E32]*((SQRT(5)+1)/2)^(15-[.D32]))" office:value-type="float" office:value="170604.406785723">
            <text:p>170604</text:p>
          </table:table-cell>
          <table:table-cell/>
          <table:table-cell office:value-type="float" office:value="40">
            <text:p>40</text:p>
          </table:table-cell>
          <table:table-cell office:value-type="float" office:value="0.59">
            <text:p>0,59</text:p>
          </table:table-cell>
          <table:table-cell table:formula="of:=RANK([.B32];[.B$2:.B$43])" office:value-type="float" office:value="7">
            <text:p>7</text:p>
          </table:table-cell>
        </table:table-row>
        <table:table-row table:style-name="ro2">
          <table:table-cell office:value-type="string">
            <text:p>Pascal (ack 6.0pre4, -O4)**</text:p>
          </table:table-cell>
          <table:table-cell table:style-name="ce5" table:formula="of:=[.$C$7]/([.E33]*((SQRT(5)+1)/2)^(15-[.D33]))" office:value-type="float" office:value="75681.6541380275">
            <text:p>75682</text:p>
          </table:table-cell>
          <table:table-cell/>
          <table:table-cell office:value-type="float" office:value="40">
            <text:p>40</text:p>
          </table:table-cell>
          <table:table-cell office:value-type="float" office:value="1.33">
            <text:p>1,33</text:p>
          </table:table-cell>
          <table:table-cell table:formula="of:=RANK([.B33];[.B$2:.B$43])" office:value-type="float" office:value="15">
            <text:p>15</text:p>
          </table:table-cell>
        </table:table-row>
        <table:table-row table:style-name="ro2">
          <table:table-cell office:value-type="string">
            <text:p>Perl (5.14.2)</text:p>
          </table:table-cell>
          <table:table-cell table:style-name="ce5" table:formula="of:=[.$C$7]/([.E34]*((SQRT(5)+1)/2)^(15-[.D34]))" office:value-type="float" office:value="1515.55637015271">
            <text:p>1516</text:p>
          </table:table-cell>
          <table:table-cell/>
          <table:table-cell office:value-type="float" office:value="30">
            <text:p>30</text:p>
          </table:table-cell>
          <table:table-cell office:value-type="float" office:value="0.54">
            <text:p>0,54</text:p>
          </table:table-cell>
          <table:table-cell table:formula="of:=RANK([.B34];[.B$2:.B$43])" office:value-type="float" office:value="30">
            <text:p>30</text:p>
          </table:table-cell>
        </table:table-row>
        <table:table-row table:style-name="ro2">
          <table:table-cell office:value-type="string">
            <text:p>PHP (5.4.4)</text:p>
          </table:table-cell>
          <table:table-cell table:style-name="ce5" table:formula="of:=[.$C$7]/([.E35]*((SQRT(5)+1)/2)^(15-[.D35]))" office:value-type="float" office:value="2822.07048235332">
            <text:p>2822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table:formula="of:=RANK([.B35];[.B$2:.B$43])" office:value-type="float" office:value="26">
            <text:p>26</text:p>
          </table:table-cell>
        </table:table-row>
        <table:table-row table:style-name="ro2">
          <table:table-cell office:value-type="string">
            <text:p>Postscript (gs 9.05)</text:p>
          </table:table-cell>
          <table:table-cell table:style-name="ce5" table:formula="of:=[.$C$7]/([.E36]*((SQRT(5)+1)/2)^(15-[.D36]))" office:value-type="float" office:value="2354.50567914302">
            <text:p>2355</text:p>
          </table:table-cell>
          <table:table-cell/>
          <table:table-cell office:value-type="float" office:value="32">
            <text:p>32</text:p>
          </table:table-cell>
          <table:table-cell office:value-type="float" office:value="0.91">
            <text:p>0,91</text:p>
          </table:table-cell>
          <table:table-cell table:formula="of:=RANK([.B36];[.B$2:.B$43])" office:value-type="float" office:value="28">
            <text:p>28</text:p>
          </table:table-cell>
        </table:table-row>
        <table:table-row table:style-name="ro2">
          <table:table-cell office:value-type="string">
            <text:p>Prolog (gprolog 1.3.0)</text:p>
          </table:table-cell>
          <table:table-cell table:style-name="ce5" table:formula="of:=[.$C$7]/([.E37]*((SQRT(5)+1)/2)^(15-[.D37]))" office:value-type="float" office:value="1116.43268438298">
            <text:p>1116</text:p>
          </table:table-cell>
          <table:table-cell/>
          <table:table-cell office:value-type="float" office:value="28">
            <text:p>28</text:p>
          </table:table-cell>
          <table:table-cell office:value-type="float" office:value="0.28">
            <text:p>0,28</text:p>
          </table:table-cell>
          <table:table-cell table:formula="of:=RANK([.B37];[.B$2:.B$43])" office:value-type="float" office:value="31">
            <text:p>31</text:p>
          </table:table-cell>
        </table:table-row>
        <table:table-row table:style-name="ro2">
          <table:table-cell office:value-type="string">
            <text:p>Prolog (swipl 5.10.4)</text:p>
          </table:table-cell>
          <table:table-cell table:style-name="ce5" table:formula="of:=[.$C$7]/([.E38]*((SQRT(5)+1)/2)^(15-[.D38]))" office:value-type="float" office:value="1996.09863385966">
            <text:p>1996</text:p>
          </table:table-cell>
          <table:table-cell/>
          <table:table-cell office:value-type="float" office:value="30">
            <text:p>30</text:p>
          </table:table-cell>
          <table:table-cell office:value-type="float" office:value="0.41">
            <text:p>0,41</text:p>
          </table:table-cell>
          <table:table-cell table:formula="of:=RANK([.B38];[.B$2:.B$43])" office:value-type="float" office:value="29">
            <text:p>29</text:p>
          </table:table-cell>
        </table:table-row>
        <table:table-row table:style-name="ro2">
          <table:table-cell office:value-type="string">
            <text:p>Python (2.7.3)</text:p>
          </table:table-cell>
          <table:table-cell table:style-name="ce5" table:formula="of:=[.$C$7]/([.E39]*((SQRT(5)+1)/2)^(15-[.D39]))" office:value-type="float" office:value="3678.33257816025">
            <text:p>3678</text:p>
          </table:table-cell>
          <table:table-cell/>
          <table:table-cell office:value-type="float" office:value="31">
            <text:p>31</text:p>
          </table:table-cell>
          <table:table-cell office:value-type="float" office:value="0.36">
            <text:p>0,36</text:p>
          </table:table-cell>
          <table:table-cell table:formula="of:=RANK([.B39];[.B$2:.B$43])" office:value-type="float" office:value="25">
            <text:p>25</text:p>
          </table:table-cell>
        </table:table-row>
        <table:table-row table:style-name="ro2">
          <table:table-cell office:value-type="string">
            <text:p>Ruby (1.9.3)</text:p>
          </table:table-cell>
          <table:table-cell table:style-name="ce5" table:formula="of:=[.$C$7]/([.E40]*((SQRT(5)+1)/2)^(15-[.D40]))" office:value-type="float" office:value="5296.79891255076">
            <text:p>5297</text:p>
          </table:table-cell>
          <table:table-cell/>
          <table:table-cell office:value-type="float" office:value="31">
            <text:p>31</text:p>
          </table:table-cell>
          <table:table-cell office:value-type="float" office:value="0.25">
            <text:p>0,25</text:p>
          </table:table-cell>
          <table:table-cell table:formula="of:=RANK([.B40];[.B$2:.B$43])" office:value-type="float" office:value="22">
            <text:p>22</text:p>
          </table:table-cell>
        </table:table-row>
        <table:table-row table:style-name="ro2">
          <table:table-cell office:value-type="string">
            <text:p>Sed (4.2.1)*</text:p>
          </table:table-cell>
          <table:table-cell table:style-name="ce5" table:formula="of:=[.$C$7]/([.E41]*((SQRT(5)+1)/2)^(15-[.D41]))*0.85" office:value-type="float" office:value="294.472188367769">
            <text:p>294</text:p>
          </table:table-cell>
          <table:table-cell/>
          <table:table-cell office:value-type="float" office:value="29">
            <text:p>29</text:p>
          </table:table-cell>
          <table:table-cell office:value-type="float" office:value="1.46">
            <text:p>1,46</text:p>
          </table:table-cell>
          <table:table-cell table:formula="of:=RANK([.B41];[.B$2:.B$43])" office:value-type="float" office:value="36">
            <text:p>36</text:p>
          </table:table-cell>
        </table:table-row>
        <table:table-row table:style-name="ro2">
          <table:table-cell office:value-type="string">
            <text:p>Tcl (8.5)</text:p>
          </table:table-cell>
          <table:table-cell table:style-name="ce5" table:formula="of:=[.$C$7]/([.E42]*((SQRT(5)+1)/2)^(15-[.D42]))" office:value-type="float" office:value="110.141972580219">
            <text:p>110</text:p>
          </table:table-cell>
          <table:table-cell/>
          <table:table-cell office:value-type="float" office:value="25">
            <text:p>25</text:p>
          </table:table-cell>
          <table:table-cell office:value-type="float" office:value="0.67">
            <text:p>0,67</text:p>
          </table:table-cell>
          <table:table-cell table:formula="of:=RANK([.B42];[.B$2:.B$43])" office:value-type="float" office:value="39">
            <text:p>39</text:p>
          </table:table-cell>
        </table:table-row>
        <table:table-row table:style-name="ro2">
          <table:table-cell office:value-type="string">
            <text:p>TeX (3.1415926)</text:p>
          </table:table-cell>
          <table:table-cell table:style-name="ce5" table:formula="of:=[.$C$7]/([.E43]*((SQRT(5)+1)/2)^(15-[.D43]))" office:value-type="float" office:value="238.516218059248">
            <text:p>239</text:p>
          </table:table-cell>
          <table:table-cell/>
          <table:table-cell office:value-type="float" office:value="27">
            <text:p>27</text:p>
          </table:table-cell>
          <table:table-cell office:value-type="float" office:value="0.81">
            <text:p>0,81</text:p>
          </table:table-cell>
          <table:table-cell table:formula="of:=RANK([.B43];[.B$2:.B$43])" office:value-type="float" office:value="37">
            <text:p>3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Все измерения произведены в 64-разрядном варианте ОС Linux, c процессором AMD Phenom II x4 3.2 ГГц</text:p>
          </table:table-cell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* C mse <text:s/>и sed используется более быстрый (примерно на 15%) алгоритм — результат приводится с этой поправкой</text:p>
          </table:table-cell>
          <table:covered-table-cell table:number-columns-repeated="5"/>
        </table:table-row>
        <table:table-row table:style-name="ro2">
          <table:table-cell office:value-type="string">
            <text:p>** 32-разрядные коды/трансляторы</text:p>
          </table:table-cell>
          <table:table-cell table:number-columns-repeated="5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4">
          <table:table-cell table:style-name="ce1" office:value-type="string" table:number-columns-spanned="2" table:number-rows-spanned="1">
            <text:p>Индекс Фибоначчи</text:p>
          </table:table-cell>
          <table:covered-table-cell table:style-name="ce4"/>
          <table:table-cell table:number-columns-repeated="4"/>
        </table:table-row>
        <table:table-row table:style-name="ro2">
          <table:table-cell office:value-type="string">
            <text:p>Assembler 64 bits by FASM</text:p>
          </table:table-cell>
          <table:table-cell table:style-name="ce5" table:formula="of:=[.$C$7]/([.E2]*((SQRT(5)+1)/2)^(15-[.D2]))" office:value-type="float" office:value="241929.021061228">
            <text:p>241929</text:p>
          </table:table-cell>
          <table:table-cell/>
          <table:table-cell office:value-type="float" office:value="39">
            <text:p>39</text:p>
          </table:table-cell>
          <table:table-cell office:value-type="float" office:value="0.95">
            <text:p>0,95</text:p>
          </table:table-cell>
          <table:table-cell table:formula="of:=RANK([.B2];[.B$2:.B$39])" office:value-type="float" office:value="2">
            <text:p>2</text:p>
          </table:table-cell>
        </table:table-row>
        <table:table-row table:style-name="ro2">
          <table:table-cell office:value-type="string">
            <text:p>Assembler 32 bits by FASM**</text:p>
          </table:table-cell>
          <table:table-cell table:style-name="ce5" table:formula="of:=[.$C$7]/([.E3]*((SQRT(5)+1)/2)^(15-[.D3]))" office:value-type="float" office:value="205207.651793006">
            <text:p>205208</text:p>
          </table:table-cell>
          <table:table-cell/>
          <table:table-cell office:value-type="float" office:value="39">
            <text:p>39</text:p>
          </table:table-cell>
          <table:table-cell office:value-type="float" office:value="1.12">
            <text:p>1,12</text:p>
          </table:table-cell>
          <table:table-cell table:formula="of:=RANK([.B3];[.B$2:.B$39])" office:value-type="float" office:value="3">
            <text:p>3</text:p>
          </table:table-cell>
        </table:table-row>
        <table:table-row table:style-name="ro2">
          <table:table-cell office:value-type="string">
            <text:p>awk (busybox 1.20.2)</text:p>
          </table:table-cell>
          <table:table-cell table:style-name="ce5" table:formula="of:=[.$C$7]/([.E4]*((SQRT(5)+1)/2)^(15-[.D4]))" office:value-type="float" office:value="837.973544573224">
            <text:p>838</text:p>
          </table:table-cell>
          <table:table-cell/>
          <table:table-cell office:value-type="float" office:value="29">
            <text:p>29</text:p>
          </table:table-cell>
          <table:table-cell office:value-type="float" office:value="2.23">
            <text:p>2,23</text:p>
          </table:table-cell>
          <table:table-cell table:formula="of:=RANK([.B4];[.B$2:.B$39])" office:value-type="float" office:value="27">
            <text:p>27</text:p>
          </table:table-cell>
        </table:table-row>
        <table:table-row table:style-name="ro2">
          <table:table-cell office:value-type="string">
            <text:p>awk (gawk 4.0.1)</text:p>
          </table:table-cell>
          <table:table-cell table:style-name="ce5" table:formula="of:=[.$C$7]/([.E5]*((SQRT(5)+1)/2)^(15-[.D5]))" office:value-type="float" office:value="2307.0135856769">
            <text:p>2307</text:p>
          </table:table-cell>
          <table:table-cell/>
          <table:table-cell office:value-type="float" office:value="29">
            <text:p>29</text:p>
          </table:table-cell>
          <table:table-cell office:value-type="float" office:value="0.81">
            <text:p>0,81</text:p>
          </table:table-cell>
          <table:table-cell table:formula="of:=RANK([.B5];[.B$2:.B$39])" office:value-type="float" office:value="23">
            <text:p>23</text:p>
          </table:table-cell>
        </table:table-row>
        <table:table-row table:style-name="ro2">
          <table:table-cell office:value-type="string">
            <text:p>awk (mawk 1.3.3)</text:p>
          </table:table-cell>
          <table:table-cell table:style-name="ce5" table:formula="of:=[.$C$7]/([.E6]*((SQRT(5)+1)/2)^(15-[.D6]))" office:value-type="float" office:value="6028.00323999448">
            <text:p>6028</text:p>
          </table:table-cell>
          <table:table-cell/>
          <table:table-cell office:value-type="float" office:value="29">
            <text:p>29</text:p>
          </table:table-cell>
          <table:table-cell office:value-type="float" office:value="0.31">
            <text:p>0,31</text:p>
          </table:table-cell>
          <table:table-cell table:formula="of:=RANK([.B6];[.B$2:.B$39])" office:value-type="float" office:value="15">
            <text:p>15</text:p>
          </table:table-cell>
        </table:table-row>
        <table:table-row table:style-name="ro2">
          <table:table-cell office:value-type="string">
            <text:p>bash (4.2.37)</text:p>
          </table:table-cell>
          <table:table-cell table:style-name="ce5" table:formula="of:=[.$C$7]/([.E7]*((SQRT(5)+1)/2)^(15-[.D7]))" office:value-type="float" office:value="1">
            <text:p>1</text:p>
          </table:table-cell>
          <table:table-cell table:formula="of:=[.E7]/((SQRT(5)+1)/2)^([.D7]-15)" office:value-type="float" office:value="2.21670656458736">
            <text:p>2,2167065646</text:p>
          </table:table-cell>
          <table:table-cell office:value-type="float" office:value="14">
            <text:p>14</text:p>
          </table:table-cell>
          <table:table-cell office:value-type="float" office:value="1.37">
            <text:p>1,37</text:p>
          </table:table-cell>
          <table:table-cell table:formula="of:=RANK([.B7];[.B$2:.B$39])" office:value-type="float" office:value="36">
            <text:p>36</text:p>
          </table:table-cell>
        </table:table-row>
        <table:table-row table:style-name="ro2">
          <table:table-cell office:value-type="string">
            <text:p>Basic (LibreOffice 3.5.4.2)</text:p>
          </table:table-cell>
          <table:table-cell table:style-name="ce5" table:formula="of:=[.$C$7]/([.E8]*((SQRT(5)+1)/2)^(15-[.D8]))" office:value-type="float" office:value="12.7402874574115">
            <text:p>13</text:p>
          </table:table-cell>
          <table:table-cell/>
          <table:table-cell office:value-type="float" office:value="31">
            <text:p>31</text:p>
          </table:table-cell>
          <table:table-cell office:value-type="float" office:value="384">
            <text:p>384</text:p>
          </table:table-cell>
          <table:table-cell table:formula="of:=RANK([.B8];[.B$2:.B$39])" office:value-type="float" office:value="35">
            <text:p>35</text:p>
          </table:table-cell>
        </table:table-row>
        <table:table-row table:style-name="ro2">
          <table:table-cell office:value-type="string">
            <text:p>Basic (Gambas 3.1.1)</text:p>
          </table:table-cell>
          <table:table-cell table:style-name="ce5" table:formula="of:=[.$C$7]/([.E9]*((SQRT(5)+1)/2)^(15-[.D9]))" office:value-type="float" office:value="3733.89611457252">
            <text:p>3734</text:p>
          </table:table-cell>
          <table:table-cell/>
          <table:table-cell office:value-type="float" office:value="32">
            <text:p>32</text:p>
          </table:table-cell>
          <table:table-cell office:value-type="float" office:value="2.12">
            <text:p>2,12</text:p>
          </table:table-cell>
          <table:table-cell table:formula="of:=RANK([.B9];[.B$2:.B$39])" office:value-type="float" office:value="19">
            <text:p>19</text:p>
          </table:table-cell>
        </table:table-row>
        <table:table-row table:style-name="ro2">
          <table:table-cell office:value-type="string">
            <text:p>C/C++ (gcc 4.7.2, -O0)</text:p>
          </table:table-cell>
          <table:table-cell table:style-name="ce5" table:formula="of:=[.$C$7]/([.E10]*((SQRT(5)+1)/2)^(15-[.D10]))" office:value-type="float" office:value="142753.149073395">
            <text:p>142753</text:p>
          </table:table-cell>
          <table:table-cell/>
          <table:table-cell office:value-type="float" office:value="39">
            <text:p>39</text:p>
          </table:table-cell>
          <table:table-cell office:value-type="float" office:value="1.61">
            <text:p>1,61</text:p>
          </table:table-cell>
          <table:table-cell table:formula="of:=RANK([.B10];[.B$2:.B$39])" office:value-type="float" office:value="6">
            <text:p>6</text:p>
          </table:table-cell>
        </table:table-row>
        <table:table-row table:style-name="ro2">
          <table:table-cell office:value-type="string">
            <text:p>C/C++ (gcc 4.7.2, -O5)</text:p>
          </table:table-cell>
          <table:table-cell table:style-name="ce5" table:formula="of:=[.$C$7]/([.E11]*((SQRT(5)+1)/2)^(15-[.D11]))" office:value-type="float" office:value="403215.035102047">
            <text:p>403215</text:p>
          </table:table-cell>
          <table:table-cell/>
          <table:table-cell office:value-type="float" office:value="39">
            <text:p>39</text:p>
          </table:table-cell>
          <table:table-cell office:value-type="float" office:value="0.57">
            <text:p>0,57</text:p>
          </table:table-cell>
          <table:table-cell table:formula="of:=RANK([.B11];[.B$2:.B$39])" office:value-type="float" office:value="1">
            <text:p>1</text:p>
          </table:table-cell>
        </table:table-row>
        <table:table-row table:style-name="ro2">
          <table:table-cell office:value-type="string">
            <text:p>C/C++ (clang 3.0-6.2, -O3)</text:p>
          </table:table-cell>
          <table:table-cell table:style-name="ce5" table:formula="of:=[.$C$7]/([.E12]*((SQRT(5)+1)/2)^(15-[.D12]))" office:value-type="float" office:value="0.00306632182416953">
            <text:p/>
          </table:table-cell>
          <table:table-cell/>
          <table:table-cell/>
          <table:table-cell office:value-type="float" office:value="0.53">
            <text:p>0,53</text:p>
          </table:table-cell>
          <table:table-cell table:formula="of:=RANK([.B12];[.B$2:.B$39])" office:value-type="float" office:value="37">
            <text:p>37</text:p>
          </table:table-cell>
        </table:table-row>
        <table:table-row table:style-name="ro2">
          <table:table-cell office:value-type="string">
            <text:p>C/C++ (clang 3.0-6.2, -O0)</text:p>
          </table:table-cell>
          <table:table-cell table:style-name="ce5" table:formula="of:=[.$C$7]/([.E13]*((SQRT(5)+1)/2)^(15-[.D13]))" office:value-type="float" office:value="0.0014640996097386">
            <text:p/>
          </table:table-cell>
          <table:table-cell/>
          <table:table-cell/>
          <table:table-cell office:value-type="float" office:value="1.11">
            <text:p>1,11</text:p>
          </table:table-cell>
          <table:table-cell table:formula="of:=RANK([.B13];[.B$2:.B$39])" office:value-type="float" office:value="38">
            <text:p>38</text:p>
          </table:table-cell>
        </table:table-row>
        <table:table-row table:style-name="ro2">
          <table:table-cell office:value-type="string">
            <text:p>C/C++ (icc 14.0.3, -fast)</text:p>
          </table:table-cell>
          <table:table-cell table:style-name="ce5" table:formula="of:=[.$C$7]/([.E14]*((SQRT(5)+1)/2)^(15-[.D14]))" office:value-type="float" office:value="182406.801593783">
            <text:p>182407</text:p>
          </table:table-cell>
          <table:table-cell/>
          <table:table-cell office:value-type="float" office:value="39">
            <text:p>39</text:p>
          </table:table-cell>
          <table:table-cell office:value-type="float" office:value="1.26">
            <text:p>1,26</text:p>
          </table:table-cell>
          <table:table-cell table:formula="of:=RANK([.B14];[.B$2:.B$39])" office:value-type="float" office:value="5">
            <text:p>5</text:p>
          </table:table-cell>
        </table:table-row>
        <table:table-row table:style-name="ro2">
          <table:table-cell office:value-type="string">
            <text:p>C/C++ (icc 14.0.3, -O0)</text:p>
          </table:table-cell>
          <table:table-cell table:style-name="ce5" table:formula="of:=[.$C$7]/([.E15]*((SQRT(5)+1)/2)^(15-[.D15]))" office:value-type="float" office:value="124909.005439221">
            <text:p>124909</text:p>
          </table:table-cell>
          <table:table-cell/>
          <table:table-cell office:value-type="float" office:value="39">
            <text:p>39</text:p>
          </table:table-cell>
          <table:table-cell office:value-type="float" office:value="1.84">
            <text:p>1,84</text:p>
          </table:table-cell>
          <table:table-cell table:formula="of:=RANK([.B15];[.B$2:.B$39])" office:value-type="float" office:value="8">
            <text:p>8</text:p>
          </table:table-cell>
        </table:table-row>
        <table:table-row table:style-name="ro2">
          <table:table-cell office:value-type="string">
            <text:p>Dino (0.55)</text:p>
          </table:table-cell>
          <table:table-cell table:style-name="ce5" table:formula="of:=[.$C$7]/([.E16]*((SQRT(5)+1)/2)^(15-[.D16]))" office:value-type="float" office:value="4796.34351337844">
            <text:p>4796</text:p>
          </table:table-cell>
          <table:table-cell/>
          <table:table-cell office:value-type="float" office:value="31">
            <text:p>31</text:p>
          </table:table-cell>
          <table:table-cell office:value-type="float" office:value="1.02">
            <text:p>1,02</text:p>
          </table:table-cell>
          <table:table-cell table:formula="of:=RANK([.B16];[.B$2:.B$39])" office:value-type="float" office:value="18">
            <text:p>18</text:p>
          </table:table-cell>
        </table:table-row>
        <table:table-row table:style-name="ro2">
          <table:table-cell office:value-type="string">
            <text:p>Erlang (5.9.1)</text:p>
          </table:table-cell>
          <table:table-cell table:style-name="ce5" table:formula="of:=[.$C$7]/([.E17]*((SQRT(5)+1)/2)^(15-[.D17]))" office:value-type="float" office:value="21633.6258425634">
            <text:p>21634</text:p>
          </table:table-cell>
          <table:table-cell/>
          <table:table-cell office:value-type="float" office:value="35">
            <text:p>35</text:p>
          </table:table-cell>
          <table:table-cell office:value-type="float" office:value="1.55">
            <text:p>1,55</text:p>
          </table:table-cell>
          <table:table-cell table:formula="of:=RANK([.B17];[.B$2:.B$39])" office:value-type="float" office:value="12">
            <text:p>12</text:p>
          </table:table-cell>
        </table:table-row>
        <table:table-row table:style-name="ro2">
          <table:table-cell office:value-type="string">
            <text:p>Haskell (ghc 7.4.1, -O)</text:p>
          </table:table-cell>
          <table:table-cell table:style-name="ce5" table:formula="of:=[.$C$7]/([.E18]*((SQRT(5)+1)/2)^(15-[.D18]))" office:value-type="float" office:value="16682.6467940165">
            <text:p>16683</text:p>
          </table:table-cell>
          <table:table-cell/>
          <table:table-cell office:value-type="float" office:value="35">
            <text:p>35</text:p>
          </table:table-cell>
          <table:table-cell office:value-type="float" office:value="2.01">
            <text:p>2,01</text:p>
          </table:table-cell>
          <table:table-cell table:formula="of:=RANK([.B18];[.B$2:.B$39])" office:value-type="float" office:value="13">
            <text:p>13</text:p>
          </table:table-cell>
        </table:table-row>
        <table:table-row table:style-name="ro2">
          <table:table-cell office:value-type="string">
            <text:p>Haskell (hugs 98.200609.21)</text:p>
          </table:table-cell>
          <table:table-cell table:style-name="ce5" table:formula="of:=[.$C$7]/([.E19]*((SQRT(5)+1)/2)^(15-[.D19]))" office:value-type="float" office:value="85.5324167778196">
            <text:p>86</text:p>
          </table:table-cell>
          <table:table-cell/>
          <table:table-cell office:value-type="float" office:value="24">
            <text:p>24</text:p>
          </table:table-cell>
          <table:table-cell office:value-type="float" office:value="1.97">
            <text:p>1,97</text:p>
          </table:table-cell>
          <table:table-cell table:formula="of:=RANK([.B19];[.B$2:.B$39])" office:value-type="float" office:value="33">
            <text:p>33</text:p>
          </table:table-cell>
        </table:table-row>
        <table:table-row table:style-name="ro2">
          <table:table-cell office:value-type="string">
            <text:p>hoc (MSIIT step 6 with comments)</text:p>
          </table:table-cell>
          <table:table-cell table:style-name="ce5" table:formula="of:=[.$C$7]/([.E20]*((SQRT(5)+1)/2)^(15-[.D20]))" office:value-type="float" office:value="6701.74025156988">
            <text:p>6702</text:p>
          </table:table-cell>
          <table:table-cell/>
          <table:table-cell office:value-type="float" office:value="31">
            <text:p>31</text:p>
          </table:table-cell>
          <table:table-cell office:value-type="float" office:value="0.73">
            <text:p>0,73</text:p>
          </table:table-cell>
          <table:table-cell table:formula="of:=RANK([.B20];[.B$2:.B$39])" office:value-type="float" office:value="14">
            <text:p>14</text:p>
          </table:table-cell>
        </table:table-row>
        <table:table-row table:style-name="ro2">
          <table:table-cell office:value-type="string">
            <text:p>Java (OpenJDK 1.7.0_25)</text:p>
          </table:table-cell>
          <table:table-cell table:style-name="ce5" table:formula="of:=[.$C$7]/([.E21]*((SQRT(5)+1)/2)^(15-[.D21]))" office:value-type="float" office:value="201014.545943218">
            <text:p>201015</text:p>
          </table:table-cell>
          <table:table-cell/>
          <table:table-cell office:value-type="float" office:value="40">
            <text:p>40</text:p>
          </table:table-cell>
          <table:table-cell office:value-type="float" office:value="1.85">
            <text:p>1,85</text:p>
          </table:table-cell>
          <table:table-cell table:formula="of:=RANK([.B21];[.B$2:.B$39])" office:value-type="float" office:value="4">
            <text:p>4</text:p>
          </table:table-cell>
        </table:table-row>
        <table:table-row table:style-name="ro2">
          <table:table-cell office:value-type="string">
            <text:p>Javascript (Google Chrome 31.0.1650.48)</text:p>
          </table:table-cell>
          <table:table-cell table:style-name="ce5" table:formula="of:=[.$C$7]/([.E22]*((SQRT(5)+1)/2)^(15-[.D22]))" office:value-type="float" office:value="71739.5656498923">
            <text:p>71740</text:p>
          </table:table-cell>
          <table:table-cell/>
          <table:table-cell office:value-type="float" office:value="38">
            <text:p>38</text:p>
          </table:table-cell>
          <table:table-cell office:value-type="float" office:value="1.98">
            <text:p>1,98</text:p>
          </table:table-cell>
          <table:table-cell table:formula="of:=RANK([.B22];[.B$2:.B$39])" office:value-type="float" office:value="10">
            <text:p>10</text:p>
          </table:table-cell>
        </table:table-row>
        <table:table-row table:style-name="ro2">
          <table:table-cell office:value-type="string">
            <text:p>Javascript (Mozilla Firefox Nightly 25a1)</text:p>
          </table:table-cell>
          <table:table-cell table:style-name="ce5" table:formula="of:=[.$C$7]/([.E23]*((SQRT(5)+1)/2)^(15-[.D23]))" office:value-type="float" office:value="115483.20324129">
            <text:p>115483</text:p>
          </table:table-cell>
          <table:table-cell/>
          <table:table-cell office:value-type="float" office:value="38">
            <text:p>38</text:p>
          </table:table-cell>
          <table:table-cell office:value-type="float" office:value="1.23">
            <text:p>1,23</text:p>
          </table:table-cell>
          <table:table-cell table:formula="of:=RANK([.B23];[.B$2:.B$39])" office:value-type="float" office:value="9">
            <text:p>9</text:p>
          </table:table-cell>
        </table:table-row>
        <table:table-row table:style-name="ro2">
          <table:table-cell office:value-type="string">
            <text:p>Lisp (clisp 2.49)</text:p>
          </table:table-cell>
          <table:table-cell table:style-name="ce5" table:formula="of:=[.$C$7]/([.E24]*((SQRT(5)+1)/2)^(15-[.D24]))" office:value-type="float" office:value="823.207490924356">
            <text:p>823</text:p>
          </table:table-cell>
          <table:table-cell/>
          <table:table-cell office:value-type="float" office:value="29">
            <text:p>29</text:p>
          </table:table-cell>
          <table:table-cell office:value-type="float" office:value="2.27">
            <text:p>2,27</text:p>
          </table:table-cell>
          <table:table-cell table:formula="of:=RANK([.B24];[.B$2:.B$39])" office:value-type="float" office:value="28">
            <text:p>28</text:p>
          </table:table-cell>
        </table:table-row>
        <table:table-row table:style-name="ro2">
          <table:table-cell office:value-type="string">
            <text:p>Lisp (sbcl 1.0.57)</text:p>
          </table:table-cell>
          <table:table-cell table:style-name="ce5" table:formula="of:=[.$C$7]/([.E25]*((SQRT(5)+1)/2)^(15-[.D25]))" office:value-type="float" office:value="24661.868166094">
            <text:p>24662</text:p>
          </table:table-cell>
          <table:table-cell/>
          <table:table-cell office:value-type="float" office:value="36">
            <text:p>36</text:p>
          </table:table-cell>
          <table:table-cell office:value-type="float" office:value="2.2">
            <text:p>2,2</text:p>
          </table:table-cell>
          <table:table-cell table:formula="of:=RANK([.B25];[.B$2:.B$39])" office:value-type="float" office:value="11">
            <text:p>11</text:p>
          </table:table-cell>
        </table:table-row>
        <table:table-row table:style-name="ro2">
          <table:table-cell office:value-type="string">
            <text:p>Lua (5.2)</text:p>
          </table:table-cell>
          <table:table-cell table:style-name="ce5" table:formula="of:=[.$C$7]/([.E26]*((SQRT(5)+1)/2)^(15-[.D26]))" office:value-type="float" office:value="5951.77425781484">
            <text:p>5952</text:p>
          </table:table-cell>
          <table:table-cell/>
          <table:table-cell office:value-type="float" office:value="32">
            <text:p>32</text:p>
          </table:table-cell>
          <table:table-cell office:value-type="float" office:value="1.33">
            <text:p>1,33</text:p>
          </table:table-cell>
          <table:table-cell table:formula="of:=RANK([.B26];[.B$2:.B$39])" office:value-type="float" office:value="16">
            <text:p>16</text:p>
          </table:table-cell>
        </table:table-row>
        <table:table-row table:style-name="ro2">
          <table:table-cell office:value-type="string">
            <text:p>Metafont (2.718281)</text:p>
          </table:table-cell>
          <table:table-cell table:style-name="ce5" table:formula="of:=[.$C$7]/([.E27]*((SQRT(5)+1)/2)^(15-[.D27]))" office:value-type="float" office:value="694.253487973134">
            <text:p>694</text:p>
          </table:table-cell>
          <table:table-cell/>
          <table:table-cell office:value-type="float" office:value="23">
            <text:p>23</text:p>
          </table:table-cell>
          <table:table-cell office:value-type="float" office:value="0.15">
            <text:p>0,15</text:p>
          </table:table-cell>
          <table:table-cell table:formula="of:=RANK([.B27];[.B$2:.B$39])" office:value-type="float" office:value="29">
            <text:p>29</text:p>
          </table:table-cell>
        </table:table-row>
        <table:table-row table:style-name="ro2">
          <table:table-cell office:value-type="string">
            <text:p>Metapost (1.504)</text:p>
          </table:table-cell>
          <table:table-cell table:style-name="ce5" table:formula="of:=[.$C$7]/([.E28]*((SQRT(5)+1)/2)^(15-[.D28]))" office:value-type="float" office:value="315.569767260516">
            <text:p>316</text:p>
          </table:table-cell>
          <table:table-cell/>
          <table:table-cell office:value-type="float" office:value="23">
            <text:p>23</text:p>
          </table:table-cell>
          <table:table-cell office:value-type="float" office:value="0.33">
            <text:p>0,33</text:p>
          </table:table-cell>
          <table:table-cell table:formula="of:=RANK([.B28];[.B$2:.B$39])" office:value-type="float" office:value="31">
            <text:p>31</text:p>
          </table:table-cell>
        </table:table-row>
        <table:table-row table:style-name="ro2">
          <table:table-cell office:value-type="string">
            <text:p>mse (2.03)*</text:p>
          </table:table-cell>
          <table:table-cell table:style-name="ce5" table:formula="of:=[.$C$7]/([.E29]*((SQRT(5)+1)/2)^(15-[.D29]))*0.85" office:value-type="float" office:value="412.467276731941">
            <text:p>412</text:p>
          </table:table-cell>
          <table:table-cell/>
          <table:table-cell office:value-type="float" office:value="28">
            <text:p>28</text:p>
          </table:table-cell>
          <table:table-cell office:value-type="float" office:value="2.38">
            <text:p>2,38</text:p>
          </table:table-cell>
          <table:table-cell table:formula="of:=RANK([.B29];[.B$2:.B$39])" office:value-type="float" office:value="30">
            <text:p>30</text:p>
          </table:table-cell>
        </table:table-row>
        <table:table-row table:style-name="ro2">
          <table:table-cell office:value-type="string">
            <text:p>Pascal (fpc 2.6.0, -O3)</text:p>
          </table:table-cell>
          <table:table-cell table:style-name="ce5" table:formula="of:=[.$C$7]/([.E30]*((SQRT(5)+1)/2)^(15-[.D30]))" office:value-type="float" office:value="127967.87386197">
            <text:p>127968</text:p>
          </table:table-cell>
          <table:table-cell/>
          <table:table-cell office:value-type="float" office:value="38">
            <text:p>38</text:p>
          </table:table-cell>
          <table:table-cell office:value-type="float" office:value="1.11">
            <text:p>1,11</text:p>
          </table:table-cell>
          <table:table-cell table:formula="of:=RANK([.B30];[.B$2:.B$39])" office:value-type="float" office:value="7">
            <text:p>7</text:p>
          </table:table-cell>
        </table:table-row>
        <table:table-row table:style-name="ro2">
          <table:table-cell office:value-type="string">
            <text:p>Perl (5.14.2)</text:p>
          </table:table-cell>
          <table:table-cell table:style-name="ce5" table:formula="of:=[.$C$7]/([.E31]*((SQRT(5)+1)/2)^(15-[.D31]))" office:value-type="float" office:value="1178.47793351983">
            <text:p>1178</text:p>
          </table:table-cell>
          <table:table-cell/>
          <table:table-cell office:value-type="float" office:value="28">
            <text:p>28</text:p>
          </table:table-cell>
          <table:table-cell office:value-type="float" office:value="0.98">
            <text:p>0,98</text:p>
          </table:table-cell>
          <table:table-cell table:formula="of:=RANK([.B31];[.B$2:.B$39])" office:value-type="float" office:value="25">
            <text:p>25</text:p>
          </table:table-cell>
        </table:table-row>
        <table:table-row table:style-name="ro2">
          <table:table-cell office:value-type="string">
            <text:p>PHP (5.4.4)</text:p>
          </table:table-cell>
          <table:table-cell table:style-name="ce5" table:formula="of:=[.$C$7]/([.E32]*((SQRT(5)+1)/2)^(15-[.D32]))" office:value-type="float" office:value="2748.06030058572">
            <text:p>2748</text:p>
          </table:table-cell>
          <table:table-cell/>
          <table:table-cell office:value-type="float" office:value="29">
            <text:p>29</text:p>
          </table:table-cell>
          <table:table-cell office:value-type="float" office:value="0.68">
            <text:p>0,68</text:p>
          </table:table-cell>
          <table:table-cell table:formula="of:=RANK([.B32];[.B$2:.B$39])" office:value-type="float" office:value="21">
            <text:p>21</text:p>
          </table:table-cell>
        </table:table-row>
        <table:table-row table:style-name="ro2">
          <table:table-cell office:value-type="string">
            <text:p>Postscript (gs 9.05)</text:p>
          </table:table-cell>
          <table:table-cell table:style-name="ce5" table:formula="of:=[.$C$7]/([.E33]*((SQRT(5)+1)/2)^(15-[.D33]))" office:value-type="float" office:value="2343.86773585095">
            <text:p>2344</text:p>
          </table:table-cell>
          <table:table-cell/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formula="of:=RANK([.B33];[.B$2:.B$39])" office:value-type="float" office:value="22">
            <text:p>22</text:p>
          </table:table-cell>
        </table:table-row>
        <table:table-row table:style-name="ro2">
          <table:table-cell office:value-type="string">
            <text:p>Prolog (gprolog 1.3.0)</text:p>
          </table:table-cell>
          <table:table-cell table:style-name="ce5" table:formula="of:=[.$C$7]/([.E34]*((SQRT(5)+1)/2)^(15-[.D34]))" office:value-type="float" office:value="1061.75057068085">
            <text:p>1062</text:p>
          </table:table-cell>
          <table:table-cell/>
          <table:table-cell office:value-type="float" office:value="29">
            <text:p>29</text:p>
          </table:table-cell>
          <table:table-cell office:value-type="float" office:value="1.76">
            <text:p>1,76</text:p>
          </table:table-cell>
          <table:table-cell table:formula="of:=RANK([.B34];[.B$2:.B$39])" office:value-type="float" office:value="26">
            <text:p>26</text:p>
          </table:table-cell>
        </table:table-row>
        <table:table-row table:style-name="ro2">
          <table:table-cell office:value-type="string">
            <text:p>Prolog (swipl 5.10.4)</text:p>
          </table:table-cell>
          <table:table-cell table:style-name="ce5" table:formula="of:=[.$C$7]/([.E35]*((SQRT(5)+1)/2)^(15-[.D35]))" office:value-type="float" office:value="1906.81735142683">
            <text:p>1907</text:p>
          </table:table-cell>
          <table:table-cell/>
          <table:table-cell office:value-type="float" office:value="29">
            <text:p>29</text:p>
          </table:table-cell>
          <table:table-cell office:value-type="float" office:value="0.98">
            <text:p>0,98</text:p>
          </table:table-cell>
          <table:table-cell table:formula="of:=RANK([.B35];[.B$2:.B$39])" office:value-type="float" office:value="24">
            <text:p>24</text:p>
          </table:table-cell>
        </table:table-row>
        <table:table-row table:style-name="ro2">
          <table:table-cell office:value-type="string">
            <text:p>Python (2.7.3)</text:p>
          </table:table-cell>
          <table:table-cell table:style-name="ce5" table:formula="of:=[.$C$7]/([.E36]*((SQRT(5)+1)/2)^(15-[.D36]))" office:value-type="float" office:value="2831.33485514892">
            <text:p>2831</text:p>
          </table:table-cell>
          <table:table-cell/>
          <table:table-cell office:value-type="float" office:value="29">
            <text:p>29</text:p>
          </table:table-cell>
          <table:table-cell office:value-type="float" office:value="0.66">
            <text:p>0,66</text:p>
          </table:table-cell>
          <table:table-cell table:formula="of:=RANK([.B36];[.B$2:.B$39])" office:value-type="float" office:value="20">
            <text:p>20</text:p>
          </table:table-cell>
        </table:table-row>
        <table:table-row table:style-name="ro2">
          <table:table-cell office:value-type="string">
            <text:p>Ruby (1.9.3)</text:p>
          </table:table-cell>
          <table:table-cell table:style-name="ce5" table:formula="of:=[.$C$7]/([.E37]*((SQRT(5)+1)/2)^(15-[.D37]))" office:value-type="float" office:value="5304.54277061004">
            <text:p>5305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table:formula="of:=RANK([.B37];[.B$2:.B$39])" office:value-type="float" office:value="17">
            <text:p>17</text:p>
          </table:table-cell>
        </table:table-row>
        <table:table-row table:style-name="ro2">
          <table:table-cell office:value-type="string">
            <text:p>Tcl (8.5)</text:p>
          </table:table-cell>
          <table:table-cell table:style-name="ce5" table:formula="of:=[.$C$7]/([.E38]*((SQRT(5)+1)/2)^(15-[.D38]))" office:value-type="float" office:value="58.5065489764947">
            <text:p>59</text:p>
          </table:table-cell>
          <table:table-cell/>
          <table:table-cell office:value-type="float" office:value="24">
            <text:p>24</text:p>
          </table:table-cell>
          <table:table-cell office:value-type="float" office:value="2.88">
            <text:p>2,88</text:p>
          </table:table-cell>
          <table:table-cell table:formula="of:=RANK([.B38];[.B$2:.B$39])" office:value-type="float" office:value="34">
            <text:p>34</text:p>
          </table:table-cell>
        </table:table-row>
        <table:table-row table:style-name="ro2">
          <table:table-cell office:value-type="string">
            <text:p>TeX (3.1415926)</text:p>
          </table:table-cell>
          <table:table-cell table:style-name="ce5" table:formula="of:=[.$C$7]/([.E39]*((SQRT(5)+1)/2)^(15-[.D39]))" office:value-type="float" office:value="235.901468075176">
            <text:p>236</text:p>
          </table:table-cell>
          <table:table-cell/>
          <table:table-cell office:value-type="float" office:value="26">
            <text:p>26</text:p>
          </table:table-cell>
          <table:table-cell office:value-type="float" office:value="1.87">
            <text:p>1,87</text:p>
          </table:table-cell>
          <table:table-cell table:formula="of:=RANK([.B39];[.B$2:.B$39])" office:value-type="float" office:value="32">
            <text:p>3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Все измерения произведены в 64-разрядном варианте ОС Linux, c процессором Intel Atom x4 D525 1.8 ГГц</text:p>
          </table:table-cell>
          <table:table-cell table:number-columns-repeated="5"/>
        </table:table-row>
        <table:table-row table:style-name="ro5">
          <table:table-cell table:style-name="ce3" office:value-type="string" table:number-columns-spanned="6" table:number-rows-spanned="1">
            <text:p>* C mse используется более быстрый (примерно на 15%) алгоритм — результат приводится с этой поправкой</text:p>
          </table:table-cell>
          <table:covered-table-cell table:number-columns-repeated="5"/>
        </table:table-row>
        <table:table-row table:style-name="ro2">
          <table:table-cell office:value-type="string">
            <text:p>** 32-разрядные коды/трансляторы</text:p>
          </table:table-cell>
          <table:table-cell table:number-columns-repeated="5"/>
        </table:table-row>
        <table:table-row table:style-name="ro2" table:number-rows-repeated="104853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4">
          <table:table-cell table:style-name="ce1" office:value-type="string" table:number-columns-spanned="2" table:number-rows-spanned="1">
            <text:p>Индекс Фибоначчи</text:p>
          </table:table-cell>
          <table:covered-table-cell table:style-name="ce4"/>
          <table:table-cell table:number-columns-repeated="6"/>
        </table:table-row>
        <table:table-row table:style-name="ro2">
          <table:table-cell office:value-type="string">
            <text:p>Assembler 64 bits by FASM</text:p>
          </table:table-cell>
          <table:table-cell table:style-name="ce5" table:formula="of:=[.$C$7]/([.E2]*((SQRT(5)+1)/2)^(15-[.D2]))" office:value-type="float" office:value="352875.899995211">
            <text:p>352876</text:p>
          </table:table-cell>
          <table:table-cell/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table:formula="of:=RANK([.B2];[.B$2:.B$39])" office:value-type="float" office:value="0">
            <text:p>#DIV/0!</text:p>
          </table:table-cell>
          <table:table-cell table:style-name="ce9" table:formula="of:=[Sheet1.$C$7]/([.E2]*((SQRT(5)+1)/2)^(15-[.D2]))" office:value-type="float" office:value="271442.999996316">
            <text:p>271443</text:p>
          </table:table-cell>
          <table:table-cell/>
        </table:table-row>
        <table:table-row table:style-name="ro2">
          <table:table-cell office:value-type="string">
            <text:p>Assembler 32 bits by FASM**</text:p>
          </table:table-cell>
          <table:table-cell table:style-name="ce5" table:formula="of:=[.$C$7]/([.E3]*((SQRT(5)+1)/2)^(15-[.D3]))" office:value-type="float" office:value="392084.333328012">
            <text:p>392084</text:p>
          </table:table-cell>
          <table:table-cell/>
          <table:table-cell office:value-type="float" office:value="41">
            <text:p>41</text:p>
          </table:table-cell>
          <table:table-cell office:value-type="float" office:value="0.54">
            <text:p>0,54</text:p>
          </table:table-cell>
          <table:table-cell table:formula="of:=RANK([.B3];[.B$2:.B$39])" office:value-type="float" office:value="0">
            <text:p>#DIV/0!</text:p>
          </table:table-cell>
          <table:table-cell table:style-name="ce9" table:formula="of:=[Sheet1.$C$7]/([.E3]*((SQRT(5)+1)/2)^(15-[.D3]))" office:value-type="float" office:value="301603.33332924">
            <text:p>301603</text:p>
          </table:table-cell>
          <table:table-cell/>
        </table:table-row>
        <table:table-row table:style-name="ro2">
          <table:table-cell office:value-type="string">
            <text:p>awk (busybox 1.20.2)</text:p>
          </table:table-cell>
          <table:table-cell table:style-name="ce5" table:formula="of:=[.$C$7]/([.E4]*((SQRT(5)+1)/2)^(15-[.D4]))" office:value-type="float" office:value="1446.60474502437">
            <text:p>1447</text:p>
          </table:table-cell>
          <table:table-cell/>
          <table:table-cell office:value-type="float" office:value="31">
            <text:p>31</text:p>
          </table:table-cell>
          <table:table-cell office:value-type="float" office:value="1.19">
            <text:p>1,19</text:p>
          </table:table-cell>
          <table:table-cell table:formula="of:=RANK([.B4];[.B$2:.B$39])" office:value-type="float" office:value="0">
            <text:p>#DIV/0!</text:p>
          </table:table-cell>
          <table:table-cell table:style-name="ce9" table:formula="of:=[Sheet1.$C$7]/([.E4]*((SQRT(5)+1)/2)^(15-[.D4]))" office:value-type="float" office:value="1112.77288078797">
            <text:p>1113</text:p>
          </table:table-cell>
          <table:table-cell/>
        </table:table-row>
        <table:table-row table:style-name="ro2">
          <table:table-cell office:value-type="string">
            <text:p>awk (gawk 4.0.1)</text:p>
          </table:table-cell>
          <table:table-cell table:style-name="ce5" table:formula="of:=[.$C$7]/([.E5]*((SQRT(5)+1)/2)^(15-[.D5]))" office:value-type="float" office:value="3310.49932034422">
            <text:p>3310</text:p>
          </table:table-cell>
          <table:table-cell/>
          <table:table-cell office:value-type="float" office:value="31">
            <text:p>31</text:p>
          </table:table-cell>
          <table:table-cell office:value-type="float" office:value="0.52">
            <text:p>0,52</text:p>
          </table:table-cell>
          <table:table-cell table:formula="of:=RANK([.B5];[.B$2:.B$39])" office:value-type="float" office:value="0">
            <text:p>#DIV/0!</text:p>
          </table:table-cell>
          <table:table-cell table:style-name="ce9" table:formula="of:=[Sheet1.$C$7]/([.E5]*((SQRT(5)+1)/2)^(15-[.D5]))" office:value-type="float" office:value="2546.53793872632">
            <text:p>2547</text:p>
          </table:table-cell>
          <table:table-cell/>
        </table:table-row>
        <table:table-row table:style-name="ro2">
          <table:table-cell office:value-type="string">
            <text:p>awk (mawk 1.3.3)</text:p>
          </table:table-cell>
          <table:table-cell table:style-name="ce5" table:formula="of:=[.$C$7]/([.E6]*((SQRT(5)+1)/2)^(15-[.D6]))" office:value-type="float" office:value="8197.42688847141">
            <text:p>8197</text:p>
          </table:table-cell>
          <table:table-cell/>
          <table:table-cell office:value-type="float" office:value="31">
            <text:p>31</text:p>
          </table:table-cell>
          <table:table-cell office:value-type="float" office:value="0.21">
            <text:p>0,21</text:p>
          </table:table-cell>
          <table:table-cell table:formula="of:=RANK([.B6];[.B$2:.B$39])" office:value-type="float" office:value="0">
            <text:p>#DIV/0!</text:p>
          </table:table-cell>
          <table:table-cell table:style-name="ce9" table:formula="of:=[Sheet1.$C$7]/([.E6]*((SQRT(5)+1)/2)^(15-[.D6]))" office:value-type="float" office:value="6305.71299113185">
            <text:p>6306</text:p>
          </table:table-cell>
          <table:table-cell/>
        </table:table-row>
        <table:table-row table:style-name="ro2">
          <table:table-cell office:value-type="string">
            <text:p>bash (4.2.37)</text:p>
          </table:table-cell>
          <table:table-cell table:style-name="ce5" table:formula="of:=[.$C$7]/([.E7]*((SQRT(5)+1)/2)^(15-[.D7]))" office:value-type="float" office:value="1">
            <text:p>1</text:p>
          </table:table-cell>
          <table:table-cell table:formula="of:=[.E7]/((SQRT(5)+1)/2)^([.D7]-15)" office:value-type="float" office:value="0.78">
            <text:p>0,78</text:p>
          </table:table-cell>
          <table:table-cell office:value-type="float" office:value="15">
            <text:p>15</text:p>
          </table:table-cell>
          <table:table-cell office:value-type="float" office:value="0.78">
            <text:p>0,78</text:p>
          </table:table-cell>
          <table:table-cell table:formula="of:=RANK([.B7];[.B$2:.B$39])" office:value-type="float" office:value="0">
            <text:p>#DIV/0!</text:p>
          </table:table-cell>
          <table:table-cell table:style-name="ce8" table:formula="of:=[Sheet1.$C$7]/([.E7]*((SQRT(5)+1)/2)^(15-[.D7]))" office:value-type="float" office:value="0.769230769230769">
            <text:p>0,77</text:p>
          </table:table-cell>
          <table:table-cell table:style-name="ce9"/>
        </table:table-row>
        <table:table-row table:style-name="ro2">
          <table:table-cell office:value-type="string">
            <text:p>Basic (LibreOffice 3.5.4.2)</text:p>
          </table:table-cell>
          <table:table-cell table:style-name="ce5" table:formula="of:=[.$C$7]/([.E8]*((SQRT(5)+1)/2)^(15-[.D8]))" office:value-type="float" office:value="71.4200056006717">
            <text:p>71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RANK([.B8];[.B$2:.B$39])" office:value-type="float" office:value="0">
            <text:p>#DIV/0!</text:p>
          </table:table-cell>
          <table:table-cell table:style-name="ce9" table:formula="of:=[Sheet1.$C$7]/([.E8]*((SQRT(5)+1)/2)^(15-[.D8]))" office:value-type="float" office:value="54.9384658466705">
            <text:p>55</text:p>
          </table:table-cell>
          <table:table-cell/>
        </table:table-row>
        <table:table-row table:style-name="ro2">
          <table:table-cell office:value-type="string">
            <text:p>Basic (Gambas 3.1.1)</text:p>
          </table:table-cell>
          <table:table-cell table:style-name="ce5" table:formula="of:=[.$C$7]/([.E9]*((SQRT(5)+1)/2)^(15-[.D9]))" office:value-type="float" office:value="5684.44942535958">
            <text:p>5684</text:p>
          </table:table-cell>
          <table:table-cell/>
          <table:table-cell office:value-type="float" office:value="32">
            <text:p>32</text:p>
          </table:table-cell>
          <table:table-cell office:value-type="float" office:value="0.49">
            <text:p>0,49</text:p>
          </table:table-cell>
          <table:table-cell table:formula="of:=RANK([.B9];[.B$2:.B$39])" office:value-type="float" office:value="0">
            <text:p>#DIV/0!</text:p>
          </table:table-cell>
          <table:table-cell table:style-name="ce9" table:formula="of:=[Sheet1.$C$7]/([.E9]*((SQRT(5)+1)/2)^(15-[.D9]))" office:value-type="float" office:value="4372.65340412276">
            <text:p>4373</text:p>
          </table:table-cell>
          <table:table-cell/>
        </table:table-row>
        <table:table-row table:style-name="ro2">
          <table:table-cell office:value-type="string">
            <text:p>C/C++ (gcc 4.7.2, -O0)</text:p>
          </table:table-cell>
          <table:table-cell table:style-name="ce5" table:formula="of:=[.$C$7]/([.E10]*((SQRT(5)+1)/2)^(15-[.D10]))" office:value-type="float" office:value="225239.936167156">
            <text:p>225240</text:p>
          </table:table-cell>
          <table:table-cell/>
          <table:table-cell office:value-type="float" office:value="41">
            <text:p>41</text:p>
          </table:table-cell>
          <table:table-cell office:value-type="float" office:value="0.94">
            <text:p>0,94</text:p>
          </table:table-cell>
          <table:table-cell table:formula="of:=RANK([.B10];[.B$2:.B$39])" office:value-type="float" office:value="0">
            <text:p>#DIV/0!</text:p>
          </table:table-cell>
          <table:table-cell table:style-name="ce9" table:formula="of:=[Sheet1.$C$7]/([.E10]*((SQRT(5)+1)/2)^(15-[.D10]))" office:value-type="float" office:value="173261.489359351">
            <text:p>173261</text:p>
          </table:table-cell>
          <table:table-cell/>
        </table:table-row>
        <table:table-row table:style-name="ro2">
          <table:table-cell office:value-type="string">
            <text:p>C/C++ (gcc 4.7.2, -O5)</text:p>
          </table:table-cell>
          <table:table-cell table:style-name="ce5" table:formula="of:=[.$C$7]/([.E11]*((SQRT(5)+1)/2)^(15-[.D11]))" office:value-type="float" office:value="641592.545445838">
            <text:p>641593</text:p>
          </table:table-cell>
          <table:table-cell/>
          <table:table-cell office:value-type="float" office:value="41">
            <text:p>41</text:p>
          </table:table-cell>
          <table:table-cell office:value-type="float" office:value="0.33">
            <text:p>0,33</text:p>
          </table:table-cell>
          <table:table-cell table:formula="of:=RANK([.B11];[.B$2:.B$39])" office:value-type="float" office:value="0">
            <text:p>#DIV/0!</text:p>
          </table:table-cell>
          <table:table-cell table:style-name="ce9" table:formula="of:=[Sheet1.$C$7]/([.E11]*((SQRT(5)+1)/2)^(15-[.D11]))" office:value-type="float" office:value="493532.72726603">
            <text:p>493533</text:p>
          </table:table-cell>
          <table:table-cell/>
        </table:table-row>
        <table:table-row table:style-name="ro2">
          <table:table-cell office:value-type="string">
            <text:p>C/C++ (clang 3.0-6.2, -O3)</text:p>
          </table:table-cell>
          <table:table-cell table:style-name="ce5" table:formula="of:=[.$C$7]/([.E12]*((SQRT(5)+1)/2)^(15-[.D12]))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RANK([.B12];[.B$2:.B$39])" office:value-type="float" office:value="0">
            <text:p>#DIV/0!</text:p>
          </table:table-cell>
          <table:table-cell table:style-name="ce9" table:formula="of:=[Sheet1.$C$7]/([.E12]*((SQRT(5)+1)/2)^(15-[.D12]))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/C++ (clang 3.0-6.2, -O0)</text:p>
          </table:table-cell>
          <table:table-cell table:style-name="ce5" table:formula="of:=[.$C$7]/([.E13]*((SQRT(5)+1)/2)^(15-[.D13]))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RANK([.B13];[.B$2:.B$39])" office:value-type="float" office:value="0">
            <text:p>#DIV/0!</text:p>
          </table:table-cell>
          <table:table-cell table:style-name="ce9" table:formula="of:=[Sheet1.$C$7]/([.E13]*((SQRT(5)+1)/2)^(15-[.D13]))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/C++ (icc 14.0.3, -fast)</text:p>
          </table:table-cell>
          <table:table-cell table:style-name="ce5" table:formula="of:=[.$C$7]/([.E14]*((SQRT(5)+1)/2)^(15-[.D14]))" office:value-type="float" office:value="302465.057138752">
            <text:p>302465</text:p>
          </table:table-cell>
          <table:table-cell/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table:formula="of:=RANK([.B14];[.B$2:.B$39])" office:value-type="float" office:value="0">
            <text:p>#DIV/0!</text:p>
          </table:table-cell>
          <table:table-cell table:style-name="ce9" table:formula="of:=[Sheet1.$C$7]/([.E14]*((SQRT(5)+1)/2)^(15-[.D14]))" office:value-type="float" office:value="232665.428568271">
            <text:p>232665</text:p>
          </table:table-cell>
          <table:table-cell/>
        </table:table-row>
        <table:table-row table:style-name="ro2">
          <table:table-cell office:value-type="string">
            <text:p>C/C++ (icc 14.0.3, -O0)</text:p>
          </table:table-cell>
          <table:table-cell table:style-name="ce5" table:formula="of:=[.$C$7]/([.E15]*((SQRT(5)+1)/2)^(15-[.D15]))" office:value-type="float" office:value="203582.249997237">
            <text:p>203582</text:p>
          </table:table-cell>
          <table:table-cell/>
          <table:table-cell office:value-type="float" office:value="41">
            <text:p>41</text:p>
          </table:table-cell>
          <table:table-cell office:value-type="float" office:value="1.04">
            <text:p>1,04</text:p>
          </table:table-cell>
          <table:table-cell table:formula="of:=RANK([.B15];[.B$2:.B$39])" office:value-type="float" office:value="0">
            <text:p>#DIV/0!</text:p>
          </table:table-cell>
          <table:table-cell table:style-name="ce9" table:formula="of:=[Sheet1.$C$7]/([.E15]*((SQRT(5)+1)/2)^(15-[.D15]))" office:value-type="float" office:value="156601.730767106">
            <text:p>156602</text:p>
          </table:table-cell>
          <table:table-cell/>
        </table:table-row>
        <table:table-row table:style-name="ro2">
          <table:table-cell office:value-type="string">
            <text:p>Dino (0.55)</text:p>
          </table:table-cell>
          <table:table-cell table:style-name="ce5" table:formula="of:=[.$C$7]/([.E16]*((SQRT(5)+1)/2)^(15-[.D16]))" office:value-type="float" office:value="8345.99975000961">
            <text:p>8346</text:p>
          </table:table-cell>
          <table:table-cell/>
          <table:table-cell office:value-type="float" office:value="33">
            <text:p>33</text:p>
          </table:table-cell>
          <table:table-cell office:value-type="float" office:value="0.54">
            <text:p>0,54</text:p>
          </table:table-cell>
          <table:table-cell table:formula="of:=RANK([.B16];[.B$2:.B$39])" office:value-type="float" office:value="0">
            <text:p>#DIV/0!</text:p>
          </table:table-cell>
          <table:table-cell table:style-name="ce9" table:formula="of:=[Sheet1.$C$7]/([.E16]*((SQRT(5)+1)/2)^(15-[.D16]))" office:value-type="float" office:value="6419.9998076997">
            <text:p>6420</text:p>
          </table:table-cell>
          <table:table-cell/>
        </table:table-row>
        <table:table-row table:style-name="ro2">
          <table:table-cell office:value-type="string">
            <text:p>Erlang (5.9.1)</text:p>
          </table:table-cell>
          <table:table-cell table:style-name="ce5" table:formula="of:=[.$C$7]/([.E17]*((SQRT(5)+1)/2)^(15-[.D17]))" office:value-type="float" office:value="24166.1772555291">
            <text:p>24166</text:p>
          </table:table-cell>
          <table:table-cell/>
          <table:table-cell office:value-type="float" office:value="36">
            <text:p>36</text:p>
          </table:table-cell>
          <table:table-cell office:value-type="float" office:value="0.79">
            <text:p>0,79</text:p>
          </table:table-cell>
          <table:table-cell table:formula="of:=RANK([.B17];[.B$2:.B$39])" office:value-type="float" office:value="0">
            <text:p>#DIV/0!</text:p>
          </table:table-cell>
          <table:table-cell table:style-name="ce9" table:formula="of:=[Sheet1.$C$7]/([.E17]*((SQRT(5)+1)/2)^(15-[.D17]))" office:value-type="float" office:value="18589.3671196378">
            <text:p>18589</text:p>
          </table:table-cell>
          <table:table-cell/>
        </table:table-row>
        <table:table-row table:style-name="ro2">
          <table:table-cell office:value-type="string">
            <text:p>Haskell (ghc 7.4.1, -O)</text:p>
          </table:table-cell>
          <table:table-cell table:style-name="ce5" table:formula="of:=[.$C$7]/([.E18]*((SQRT(5)+1)/2)^(15-[.D18]))" office:value-type="float" office:value="29830.1250497937">
            <text:p>29830</text:p>
          </table:table-cell>
          <table:table-cell/>
          <table:table-cell office:value-type="float" office:value="36">
            <text:p>36</text:p>
          </table:table-cell>
          <table:table-cell office:value-type="float" office:value="0.64">
            <text:p>0,64</text:p>
          </table:table-cell>
          <table:table-cell table:formula="of:=RANK([.B18];[.B$2:.B$39])" office:value-type="float" office:value="0">
            <text:p>#DIV/0!</text:p>
          </table:table-cell>
          <table:table-cell table:style-name="ce9" table:formula="of:=[Sheet1.$C$7]/([.E18]*((SQRT(5)+1)/2)^(15-[.D18]))" office:value-type="float" office:value="22946.2500383028">
            <text:p>22946</text:p>
          </table:table-cell>
          <table:table-cell/>
        </table:table-row>
        <table:table-row table:style-name="ro2">
          <table:table-cell office:value-type="string">
            <text:p>Haskell (hugs 98.200609.21)</text:p>
          </table:table-cell>
          <table:table-cell table:style-name="ce5" table:formula="of:=[.$C$7]/([.E19]*((SQRT(5)+1)/2)^(15-[.D19]))" office:value-type="float" office:value="157.268291995689">
            <text:p>157</text:p>
          </table:table-cell>
          <table:table-cell/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table:formula="of:=RANK([.B19];[.B$2:.B$39])" office:value-type="float" office:value="0">
            <text:p>#DIV/0!</text:p>
          </table:table-cell>
          <table:table-cell table:style-name="ce9" table:formula="of:=[Sheet1.$C$7]/([.E19]*((SQRT(5)+1)/2)^(15-[.D19]))" office:value-type="float" office:value="120.975609227453">
            <text:p>121</text:p>
          </table:table-cell>
          <table:table-cell/>
        </table:table-row>
        <table:table-row table:style-name="ro2">
          <table:table-cell office:value-type="string">
            <text:p>hoc (MSIIT step 6 with comments)</text:p>
          </table:table-cell>
          <table:table-cell table:style-name="ce5" table:formula="of:=[.$C$7]/([.E20]*((SQRT(5)+1)/2)^(15-[.D20]))" office:value-type="float" office:value="12110.3487757661">
            <text:p>12110</text:p>
          </table:table-cell>
          <table:table-cell/>
          <table:table-cell office:value-type="float" office:value="32">
            <text:p>32</text:p>
          </table:table-cell>
          <table:table-cell office:value-type="float" office:value="0.23">
            <text:p>0,23</text:p>
          </table:table-cell>
          <table:table-cell table:formula="of:=RANK([.B20];[.B$2:.B$39])" office:value-type="float" office:value="0">
            <text:p>#DIV/0!</text:p>
          </table:table-cell>
          <table:table-cell table:style-name="ce9" table:formula="of:=[Sheet1.$C$7]/([.E20]*((SQRT(5)+1)/2)^(15-[.D20]))" office:value-type="float" office:value="9315.65290443544">
            <text:p>9316</text:p>
          </table:table-cell>
          <table:table-cell/>
        </table:table-row>
        <table:table-row table:style-name="ro2">
          <table:table-cell office:value-type="string">
            <text:p>Java (OpenJDK 1.7.0_25)</text:p>
          </table:table-cell>
          <table:table-cell table:style-name="ce5" table:formula="of:=[.$C$7]/([.E21]*((SQRT(5)+1)/2)^(15-[.D21]))" office:value-type="float" office:value="311556.142868213">
            <text:p>311556</text:p>
          </table:table-cell>
          <table:table-cell/>
          <table:table-cell office:value-type="float" office:value="40">
            <text:p>40</text:p>
          </table:table-cell>
          <table:table-cell office:value-type="float" office:value="0.42">
            <text:p>0,42</text:p>
          </table:table-cell>
          <table:table-cell table:formula="of:=RANK([.B21];[.B$2:.B$39])" office:value-type="float" office:value="0">
            <text:p>#DIV/0!</text:p>
          </table:table-cell>
          <table:table-cell table:style-name="ce9" table:formula="of:=[Sheet1.$C$7]/([.E21]*((SQRT(5)+1)/2)^(15-[.D21]))" office:value-type="float" office:value="239658.571437087">
            <text:p>239659</text:p>
          </table:table-cell>
          <table:table-cell/>
        </table:table-row>
        <table:table-row table:style-name="ro2">
          <table:table-cell office:value-type="string">
            <text:p>Javascript (Google Chrome 31.0.1650.48)</text:p>
          </table:table-cell>
          <table:table-cell table:style-name="ce5" table:formula="of:=[.$C$7]/([.E22]*((SQRT(5)+1)/2)^(15-[.D22]))" office:value-type="float" office:value="0">
            <text:p>#DIV/0!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RANK([.B22];[.B$2:.B$39])" office:value-type="float" office:value="0">
            <text:p>#DIV/0!</text:p>
          </table:table-cell>
          <table:table-cell table:style-name="ce9" table:formula="of:=[Sheet1.$C$7]/([.E22]*((SQRT(5)+1)/2)^(15-[.D22]))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Javascript (Mozilla Firefox 24)</text:p>
          </table:table-cell>
          <table:table-cell table:style-name="ce5" table:formula="of:=[.$C$7]/([.E23]*((SQRT(5)+1)/2)^(15-[.D23]))" office:value-type="float" office:value="152588.603759391">
            <text:p>152589</text:p>
          </table:table-cell>
          <table:table-cell/>
          <table:table-cell office:value-type="float" office:value="39">
            <text:p>39</text:p>
          </table:table-cell>
          <table:table-cell office:value-type="float" office:value="0.53">
            <text:p>0,53</text:p>
          </table:table-cell>
          <table:table-cell table:formula="of:=RANK([.B23];[.B$2:.B$39])" office:value-type="float" office:value="0">
            <text:p>#DIV/0!</text:p>
          </table:table-cell>
          <table:table-cell table:style-name="ce9" table:formula="of:=[Sheet1.$C$7]/([.E23]*((SQRT(5)+1)/2)^(15-[.D23]))" office:value-type="float" office:value="117375.849045685">
            <text:p>117376</text:p>
          </table:table-cell>
          <table:table-cell/>
        </table:table-row>
        <table:table-row table:style-name="ro2">
          <table:table-cell office:value-type="string">
            <text:p>Lisp (clisp 2.49)</text:p>
          </table:table-cell>
          <table:table-cell table:style-name="ce5" table:formula="of:=[.$C$7]/([.E24]*((SQRT(5)+1)/2)^(15-[.D24]))" office:value-type="float" office:value="1329.900714809">
            <text:p>1330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table:formula="of:=RANK([.B24];[.B$2:.B$39])" office:value-type="float" office:value="0">
            <text:p>#DIV/0!</text:p>
          </table:table-cell>
          <table:table-cell table:style-name="ce9" table:formula="of:=[Sheet1.$C$7]/([.E24]*((SQRT(5)+1)/2)^(15-[.D24]))" office:value-type="float" office:value="1023.00054985308">
            <text:p>1023</text:p>
          </table:table-cell>
          <table:table-cell/>
        </table:table-row>
        <table:table-row table:style-name="ro2">
          <table:table-cell office:value-type="string">
            <text:p>Lisp (sbcl 1.0.57)</text:p>
          </table:table-cell>
          <table:table-cell table:style-name="ce5" table:formula="of:=[.$C$7]/([.E25]*((SQRT(5)+1)/2)^(15-[.D25]))" office:value-type="float" office:value="67542.7297461791">
            <text:p>67543</text:p>
          </table:table-cell>
          <table:table-cell/>
          <table:table-cell office:value-type="float" office:value="38">
            <text:p>38</text:p>
          </table:table-cell>
          <table:table-cell office:value-type="float" office:value="0.74">
            <text:p>0,74</text:p>
          </table:table-cell>
          <table:table-cell table:formula="of:=RANK([.B25];[.B$2:.B$39])" office:value-type="float" office:value="0">
            <text:p>#DIV/0!</text:p>
          </table:table-cell>
          <table:table-cell table:style-name="ce9" table:formula="of:=[Sheet1.$C$7]/([.E25]*((SQRT(5)+1)/2)^(15-[.D25]))" office:value-type="float" office:value="51955.9459585993">
            <text:p>51956</text:p>
          </table:table-cell>
          <table:table-cell/>
        </table:table-row>
        <table:table-row table:style-name="ro2">
          <table:table-cell office:value-type="string">
            <text:p>Lua (5.2)</text:p>
          </table:table-cell>
          <table:table-cell table:style-name="ce5" table:formula="of:=[.$C$7]/([.E26]*((SQRT(5)+1)/2)^(15-[.D26]))" office:value-type="float" office:value="9197.63237756161">
            <text:p>9198</text:p>
          </table:table-cell>
          <table:table-cell/>
          <table:table-cell office:value-type="float" office:value="33">
            <text:p>33</text:p>
          </table:table-cell>
          <table:table-cell office:value-type="float" office:value="0.49">
            <text:p>0,49</text:p>
          </table:table-cell>
          <table:table-cell table:formula="of:=RANK([.B26];[.B$2:.B$39])" office:value-type="float" office:value="0">
            <text:p>#DIV/0!</text:p>
          </table:table-cell>
          <table:table-cell table:style-name="ce9" table:formula="of:=[Sheet1.$C$7]/([.E26]*((SQRT(5)+1)/2)^(15-[.D26]))" office:value-type="float" office:value="7075.10182889355">
            <text:p>7075</text:p>
          </table:table-cell>
          <table:table-cell/>
        </table:table-row>
        <table:table-row table:style-name="ro2">
          <table:table-cell office:value-type="string">
            <text:p>Metafont (2.718281)</text:p>
          </table:table-cell>
          <table:table-cell table:style-name="ce5" table:formula="of:=[.$C$7]/([.E27]*((SQRT(5)+1)/2)^(15-[.D27]))" office:value-type="float" office:value="916.084918393082">
            <text:p>916</text:p>
          </table:table-cell>
          <table:table-cell/>
          <table:table-cell office:value-type="float" office:value="23">
            <text:p>23</text:p>
          </table:table-cell>
          <table:table-cell office:value-type="float" office:value="0.04">
            <text:p>0,04</text:p>
          </table:table-cell>
          <table:table-cell table:formula="of:=RANK([.B27];[.B$2:.B$39])" office:value-type="float" office:value="0">
            <text:p>#DIV/0!</text:p>
          </table:table-cell>
          <table:table-cell table:style-name="ce9" table:formula="of:=[Sheet1.$C$7]/([.E27]*((SQRT(5)+1)/2)^(15-[.D27]))" office:value-type="float" office:value="704.680706456217">
            <text:p>705</text:p>
          </table:table-cell>
          <table:table-cell/>
        </table:table-row>
        <table:table-row table:style-name="ro2">
          <table:table-cell office:value-type="string">
            <text:p>Metapost (1.504)</text:p>
          </table:table-cell>
          <table:table-cell table:style-name="ce5" table:formula="of:=[.$C$7]/([.E28]*((SQRT(5)+1)/2)^(15-[.D28]))" office:value-type="float" office:value="610.723278928722">
            <text:p>611</text:p>
          </table:table-cell>
          <table:table-cell/>
          <table:table-cell office:value-type="float" office:value="23">
            <text:p>23</text:p>
          </table:table-cell>
          <table:table-cell office:value-type="float" office:value="0.06">
            <text:p>0,06</text:p>
          </table:table-cell>
          <table:table-cell table:formula="of:=RANK([.B28];[.B$2:.B$39])" office:value-type="float" office:value="0">
            <text:p>#DIV/0!</text:p>
          </table:table-cell>
          <table:table-cell table:style-name="ce9" table:formula="of:=[Sheet1.$C$7]/([.E28]*((SQRT(5)+1)/2)^(15-[.D28]))" office:value-type="float" office:value="469.787137637478">
            <text:p>470</text:p>
          </table:table-cell>
          <table:table-cell/>
        </table:table-row>
        <table:table-row table:style-name="ro2">
          <table:table-cell office:value-type="string">
            <text:p>mse (2.03)*</text:p>
          </table:table-cell>
          <table:table-cell table:style-name="ce5" table:formula="of:=[.$C$7]/([.E29]*((SQRT(5)+1)/2)^(15-[.D29]))*0.85" office:value-type="float" office:value="750.922331626294">
            <text:p>751</text:p>
          </table:table-cell>
          <table:table-cell/>
          <table:table-cell office:value-type="float" office:value="28">
            <text:p>28</text:p>
          </table:table-cell>
          <table:table-cell office:value-type="float" office:value="0.46">
            <text:p>0,46</text:p>
          </table:table-cell>
          <table:table-cell table:formula="of:=RANK([.B29];[.B$2:.B$39])" office:value-type="float" office:value="0">
            <text:p>#DIV/0!</text:p>
          </table:table-cell>
          <table:table-cell table:style-name="ce9" table:formula="of:=[Sheet1.$C$7]/([.E29]*((SQRT(5)+1)/2)^(15-[.D29]))" office:value-type="float" office:value="679.567720928773">
            <text:p>680</text:p>
          </table:table-cell>
          <table:table-cell/>
        </table:table-row>
        <table:table-row table:style-name="ro2">
          <table:table-cell office:value-type="string">
            <text:p>Pascal (fpc 2.6.0, -O3)</text:p>
          </table:table-cell>
          <table:table-cell table:style-name="ce5" table:formula="of:=[.$C$7]/([.E30]*((SQRT(5)+1)/2)^(15-[.D30]))" office:value-type="float" office:value="242321.444453055">
            <text:p>242321</text:p>
          </table:table-cell>
          <table:table-cell/>
          <table:table-cell office:value-type="float" office:value="40">
            <text:p>40</text:p>
          </table:table-cell>
          <table:table-cell office:value-type="float" office:value="0.54">
            <text:p>0,54</text:p>
          </table:table-cell>
          <table:table-cell table:formula="of:=RANK([.B30];[.B$2:.B$39])" office:value-type="float" office:value="0">
            <text:p>#DIV/0!</text:p>
          </table:table-cell>
          <table:table-cell table:style-name="ce9" table:formula="of:=[Sheet1.$C$7]/([.E30]*((SQRT(5)+1)/2)^(15-[.D30]))" office:value-type="float" office:value="186401.111117734">
            <text:p>186401</text:p>
          </table:table-cell>
          <table:table-cell/>
        </table:table-row>
        <table:table-row table:style-name="ro2">
          <table:table-cell office:value-type="string">
            <text:p>Perl (5.14.2)</text:p>
          </table:table-cell>
          <table:table-cell table:style-name="ce5" table:formula="of:=[.$C$7]/([.E31]*((SQRT(5)+1)/2)^(15-[.D31]))" office:value-type="float" office:value="2171.26647315755">
            <text:p>2171</text:p>
          </table:table-cell>
          <table:table-cell/>
          <table:table-cell office:value-type="float" office:value="30">
            <text:p>30</text:p>
          </table:table-cell>
          <table:table-cell office:value-type="float" office:value="0.49">
            <text:p>0,49</text:p>
          </table:table-cell>
          <table:table-cell table:formula="of:=RANK([.B31];[.B$2:.B$39])" office:value-type="float" office:value="0">
            <text:p>#DIV/0!</text:p>
          </table:table-cell>
          <table:table-cell table:style-name="ce9" table:formula="of:=[Sheet1.$C$7]/([.E31]*((SQRT(5)+1)/2)^(15-[.D31]))" office:value-type="float" office:value="1670.20497935196">
            <text:p>1670</text:p>
          </table:table-cell>
          <table:table-cell/>
        </table:table-row>
        <table:table-row table:style-name="ro2">
          <table:table-cell office:value-type="string">
            <text:p>PHP (5.4.4)</text:p>
          </table:table-cell>
          <table:table-cell table:style-name="ce5" table:formula="of:=[.$C$7]/([.E32]*((SQRT(5)+1)/2)^(15-[.D32]))" office:value-type="float" office:value="4836.00259930546">
            <text:p>4836</text:p>
          </table:table-cell>
          <table:table-cell/>
          <table:table-cell office:value-type="float" office:value="30">
            <text:p>30</text:p>
          </table:table-cell>
          <table:table-cell office:value-type="float" office:value="0.22">
            <text:p>0,22</text:p>
          </table:table-cell>
          <table:table-cell table:formula="of:=RANK([.B32];[.B$2:.B$39])" office:value-type="float" office:value="0">
            <text:p>#DIV/0!</text:p>
          </table:table-cell>
          <table:table-cell table:style-name="ce9" table:formula="of:=[Sheet1.$C$7]/([.E32]*((SQRT(5)+1)/2)^(15-[.D32]))" office:value-type="float" office:value="3720.00199946574">
            <text:p>3720</text:p>
          </table:table-cell>
          <table:table-cell/>
        </table:table-row>
        <table:table-row table:style-name="ro2">
          <table:table-cell office:value-type="string">
            <text:p>Postscript (gs 9.05)</text:p>
          </table:table-cell>
          <table:table-cell table:style-name="ce5" table:formula="of:=[.$C$7]/([.E33]*((SQRT(5)+1)/2)^(15-[.D33]))" office:value-type="float" office:value="4220.27305822151">
            <text:p>4220</text:p>
          </table:table-cell>
          <table:table-cell/>
          <table:table-cell office:value-type="float" office:value="32">
            <text:p>32</text:p>
          </table:table-cell>
          <table:table-cell office:value-type="float" office:value="0.66">
            <text:p>0,66</text:p>
          </table:table-cell>
          <table:table-cell table:formula="of:=RANK([.B33];[.B$2:.B$39])" office:value-type="float" office:value="0">
            <text:p>#DIV/0!</text:p>
          </table:table-cell>
          <table:table-cell table:style-name="ce9" table:formula="of:=[Sheet1.$C$7]/([.E33]*((SQRT(5)+1)/2)^(15-[.D33]))" office:value-type="float" office:value="3246.36389093962">
            <text:p>3246</text:p>
          </table:table-cell>
          <table:table-cell/>
        </table:table-row>
        <table:table-row table:style-name="ro2">
          <table:table-cell office:value-type="string">
            <text:p>Prolog (gprolog 1.3.0)</text:p>
          </table:table-cell>
          <table:table-cell table:style-name="ce5" table:formula="of:=[.$C$7]/([.E34]*((SQRT(5)+1)/2)^(15-[.D34]))" office:value-type="float" office:value="1716.00092233419">
            <text:p>1716</text:p>
          </table:table-cell>
          <table:table-cell/>
          <table:table-cell office:value-type="float" office:value="30">
            <text:p>30</text:p>
          </table:table-cell>
          <table:table-cell office:value-type="float" office:value="0.62">
            <text:p>0,62</text:p>
          </table:table-cell>
          <table:table-cell table:formula="of:=RANK([.B34];[.B$2:.B$39])" office:value-type="float" office:value="0">
            <text:p>#DIV/0!</text:p>
          </table:table-cell>
          <table:table-cell table:style-name="ce9" table:formula="of:=[Sheet1.$C$7]/([.E34]*((SQRT(5)+1)/2)^(15-[.D34]))" office:value-type="float" office:value="1320.00070948784">
            <text:p>1320</text:p>
          </table:table-cell>
          <table:table-cell/>
        </table:table-row>
        <table:table-row table:style-name="ro2">
          <table:table-cell office:value-type="string">
            <text:p>Prolog (swipl 5.10.4)</text:p>
          </table:table-cell>
          <table:table-cell table:style-name="ce5" table:formula="of:=[.$C$7]/([.E35]*((SQRT(5)+1)/2)^(15-[.D35]))" office:value-type="float" office:value="3129.17815249177">
            <text:p>3129</text:p>
          </table:table-cell>
          <table:table-cell/>
          <table:table-cell office:value-type="float" office:value="30">
            <text:p>30</text:p>
          </table:table-cell>
          <table:table-cell office:value-type="float" office:value="0.34">
            <text:p>0,34</text:p>
          </table:table-cell>
          <table:table-cell table:formula="of:=RANK([.B35];[.B$2:.B$39])" office:value-type="float" office:value="0">
            <text:p>#DIV/0!</text:p>
          </table:table-cell>
          <table:table-cell table:style-name="ce9" table:formula="of:=[Sheet1.$C$7]/([.E35]*((SQRT(5)+1)/2)^(15-[.D35]))" office:value-type="float" office:value="2407.06011730136">
            <text:p>2407</text:p>
          </table:table-cell>
          <table:table-cell/>
        </table:table-row>
        <table:table-row table:style-name="ro2">
          <table:table-cell office:value-type="string">
            <text:p>Python (2.7.3)</text:p>
          </table:table-cell>
          <table:table-cell table:style-name="ce5" table:formula="of:=[.$C$7]/([.E36]*((SQRT(5)+1)/2)^(15-[.D36]))" office:value-type="float" office:value="5216.54438357271">
            <text:p>5217</text:p>
          </table:table-cell>
          <table:table-cell/>
          <table:table-cell office:value-type="float" office:value="31">
            <text:p>31</text:p>
          </table:table-cell>
          <table:table-cell office:value-type="float" office:value="0.33">
            <text:p>0,33</text:p>
          </table:table-cell>
          <table:table-cell table:formula="of:=RANK([.B36];[.B$2:.B$39])" office:value-type="float" office:value="0">
            <text:p>#DIV/0!</text:p>
          </table:table-cell>
          <table:table-cell table:style-name="ce9" table:formula="of:=[Sheet1.$C$7]/([.E36]*((SQRT(5)+1)/2)^(15-[.D36]))" office:value-type="float" office:value="4012.72644890209">
            <text:p>4013</text:p>
          </table:table-cell>
          <table:table-cell/>
        </table:table-row>
        <table:table-row table:style-name="ro2">
          <table:table-cell office:value-type="string">
            <text:p>Ruby (1.9.3)</text:p>
          </table:table-cell>
          <table:table-cell table:style-name="ce5" table:formula="of:=[.$C$7]/([.E37]*((SQRT(5)+1)/2)^(15-[.D37]))" office:value-type="float" office:value="9060.31392936313">
            <text:p>9060</text:p>
          </table:table-cell>
          <table:table-cell/>
          <table:table-cell office:value-type="float" office:value="31">
            <text:p>31</text:p>
          </table:table-cell>
          <table:table-cell office:value-type="float" office:value="0.19">
            <text:p>0,19</text:p>
          </table:table-cell>
          <table:table-cell table:formula="of:=RANK([.B37];[.B$2:.B$39])" office:value-type="float" office:value="0">
            <text:p>#DIV/0!</text:p>
          </table:table-cell>
          <table:table-cell table:style-name="ce9" table:formula="of:=[Sheet1.$C$7]/([.E37]*((SQRT(5)+1)/2)^(15-[.D37]))" office:value-type="float" office:value="6969.47225335626">
            <text:p>6969</text:p>
          </table:table-cell>
          <table:table-cell/>
        </table:table-row>
        <table:table-row table:style-name="ro2">
          <table:table-cell office:value-type="string">
            <text:p>Tcl (8.5)</text:p>
          </table:table-cell>
          <table:table-cell table:style-name="ce5" table:formula="of:=[.$C$7]/([.E38]*((SQRT(5)+1)/2)^(15-[.D38]))" office:value-type="float" office:value="159.889430195618">
            <text:p>160</text:p>
          </table:table-cell>
          <table:table-cell/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table:formula="of:=RANK([.B38];[.B$2:.B$39])" office:value-type="float" office:value="0">
            <text:p>#DIV/0!</text:p>
          </table:table-cell>
          <table:table-cell table:style-name="ce9" table:formula="of:=[Sheet1.$C$7]/([.E38]*((SQRT(5)+1)/2)^(15-[.D38]))" office:value-type="float" office:value="122.991869381244">
            <text:p>123</text:p>
          </table:table-cell>
          <table:table-cell/>
        </table:table-row>
        <table:table-row table:style-name="ro2">
          <table:table-cell office:value-type="string">
            <text:p>TeX (3.1415926)</text:p>
          </table:table-cell>
          <table:table-cell table:style-name="ce5" table:formula="of:=[.$C$7]/([.E39]*((SQRT(5)+1)/2)^(15-[.D39]))" office:value-type="float" office:value="433.030306235152">
            <text:p>433</text:p>
          </table:table-cell>
          <table:table-cell/>
          <table:table-cell office:value-type="float" office:value="27">
            <text:p>27</text:p>
          </table:table-cell>
          <table:table-cell office:value-type="float" office:value="0.58">
            <text:p>0,58</text:p>
          </table:table-cell>
          <table:table-cell table:formula="of:=RANK([.B39];[.B$2:.B$39])" office:value-type="float" office:value="0">
            <text:p>#DIV/0!</text:p>
          </table:table-cell>
          <table:table-cell table:style-name="ce9" table:formula="of:=[Sheet1.$C$7]/([.E39]*((SQRT(5)+1)/2)^(15-[.D39]))" office:value-type="float" office:value="333.100235565502">
            <text:p>333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Все измерения произведены в 64-разрядном варианте ОС Linux, c процессором Intel Core i3-2100 3.1 ГГц</text:p>
          </table:table-cell>
          <table:table-cell table:number-columns-repeated="7"/>
        </table:table-row>
        <table:table-row table:style-name="ro3">
          <table:table-cell table:style-name="ce3" office:value-type="string" table:number-columns-spanned="6" table:number-rows-spanned="1">
            <text:p>* C mse используется более быстрый (примерно на 15%) алгоритм — результат приводится с этой поправкой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>
            <text:p>** 32-разрядные коды/трансляторы</text:p>
          </table:table-cell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6" office:value-type="string" table:number-columns-spanned="2" table:number-rows-spanned="1">
            <text:p>Ack(5,2,3)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swipl</text:p>
          </table:table-cell>
          <table:table-cell office:value-type="float" office:value="2108">
            <text:p>2108</text:p>
          </table:table-cell>
          <table:table-cell table:style-name="ce8" table:formula="of:=[.B48]/[.$B$54]" office:value-type="float" office:value="766.545454545455">
            <text:p>766,55</text:p>
          </table:table-cell>
          <table:table-cell table:formula="of:=RANK([.C48];[.C$48:.C$64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gawk</text:p>
          </table:table-cell>
          <table:table-cell office:value-type="float" office:value="1193">
            <text:p>1193</text:p>
          </table:table-cell>
          <table:table-cell table:style-name="ce8" table:formula="of:=[.B49]/[.$B$54]" office:value-type="float" office:value="433.818181818182">
            <text:p>433,82</text:p>
          </table:table-cell>
          <table:table-cell table:formula="of:=RANK([.C49];[.C$48:.C$64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php</text:p>
          </table:table-cell>
          <table:table-cell office:value-type="float" office:value="1165">
            <text:p>1165</text:p>
          </table:table-cell>
          <table:table-cell table:style-name="ce8" table:formula="of:=[.B50]/[.$B$54]" office:value-type="float" office:value="423.636363636364">
            <text:p>423,64</text:p>
          </table:table-cell>
          <table:table-cell table:formula="of:=RANK([.C50];[.C$48:.C$64]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Erlang</text:p>
          </table:table-cell>
          <table:table-cell office:value-type="float" office:value="50.9">
            <text:p>50,9</text:p>
          </table:table-cell>
          <table:table-cell table:style-name="ce8" table:formula="of:=[.B51]/[.$B$54]" office:value-type="float" office:value="18.5090909090909">
            <text:p>18,51</text:p>
          </table:table-cell>
          <table:table-cell table:formula="of:=RANK([.C51];[.C$48:.C$64])"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ghc -O</text:p>
          </table:table-cell>
          <table:table-cell office:value-type="float" office:value="138">
            <text:p>138</text:p>
          </table:table-cell>
          <table:table-cell table:style-name="ce8" table:formula="of:=[.B52]/[.$B$54]" office:value-type="float" office:value="50.1818181818182">
            <text:p>50,18</text:p>
          </table:table-cell>
          <table:table-cell table:formula="of:=RANK([.C52];[.C$48:.C$64])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gcc -O0</text:p>
          </table:table-cell>
          <table:table-cell office:value-type="float" office:value="21.3">
            <text:p>21,3</text:p>
          </table:table-cell>
          <table:table-cell table:style-name="ce8" table:formula="of:=[.B53]/[.$B$54]" office:value-type="float" office:value="7.74545454545455">
            <text:p>7,75</text:p>
          </table:table-cell>
          <table:table-cell table:formula="of:=RANK([.C53];[.C$48:.C$64])"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gcc -O5</text:p>
          </table:table-cell>
          <table:table-cell office:value-type="float" office:value="2.75">
            <text:p>2,75</text:p>
          </table:table-cell>
          <table:table-cell table:style-name="ce8" table:formula="of:=[.B54]/[.$B$54]" office:value-type="float" office:value="1">
            <text:p>1,00</text:p>
          </table:table-cell>
          <table:table-cell table:formula="of:=RANK([.C54];[.C$48:.C$64])" office:value-type="float" office:value="17">
            <text:p>17</text:p>
          </table:table-cell>
          <table:table-cell table:number-columns-repeated="4"/>
        </table:table-row>
        <table:table-row table:style-name="ro2">
          <table:table-cell office:value-type="string">
            <text:p>clang -O0</text:p>
          </table:table-cell>
          <table:table-cell office:value-type="float" office:value="26.5">
            <text:p>26,5</text:p>
          </table:table-cell>
          <table:table-cell table:style-name="ce8" table:formula="of:=[.B55]/[.$B$54]" office:value-type="float" office:value="9.63636363636364">
            <text:p>9,64</text:p>
          </table:table-cell>
          <table:table-cell table:formula="of:=RANK([.C55];[.C$48:.C$64])"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string">
            <text:p>clang -O3</text:p>
          </table:table-cell>
          <table:table-cell office:value-type="float" office:value="7.6">
            <text:p>7,6</text:p>
          </table:table-cell>
          <table:table-cell table:style-name="ce8" table:formula="of:=[.B56]/[.$B$54]" office:value-type="float" office:value="2.76363636363636">
            <text:p>2,76</text:p>
          </table:table-cell>
          <table:table-cell table:formula="of:=RANK([.C56];[.C$48:.C$64])" office:value-type="float" office:value="13">
            <text:p>13</text:p>
          </table:table-cell>
          <table:table-cell table:number-columns-repeated="4"/>
        </table:table-row>
        <table:table-row table:style-name="ro2">
          <table:table-cell office:value-type="string">
            <text:p>icc -O0</text:p>
          </table:table-cell>
          <table:table-cell office:value-type="float" office:value="23">
            <text:p>23</text:p>
          </table:table-cell>
          <table:table-cell table:style-name="ce8" table:formula="of:=[.B57]/[.$B$54]" office:value-type="float" office:value="8.36363636363636">
            <text:p>8,36</text:p>
          </table:table-cell>
          <table:table-cell table:formula="of:=RANK([.C57];[.C$48:.C$64])"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icc -fast</text:p>
          </table:table-cell>
          <table:table-cell office:value-type="float" office:value="6">
            <text:p>6</text:p>
          </table:table-cell>
          <table:table-cell table:style-name="ce8" table:formula="of:=[.B58]/[.$B$54]" office:value-type="float" office:value="2.18181818181818">
            <text:p>2,18</text:p>
          </table:table-cell>
          <table:table-cell table:formula="of:=RANK([.C58];[.C$48:.C$64])"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asm x86</text:p>
          </table:table-cell>
          <table:table-cell office:value-type="float" office:value="5.9">
            <text:p>5,9</text:p>
          </table:table-cell>
          <table:table-cell table:style-name="ce8" table:formula="of:=[.B59]/[.$B$54]" office:value-type="float" office:value="2.14545454545455">
            <text:p>2,15</text:p>
          </table:table-cell>
          <table:table-cell table:formula="of:=RANK([.C59];[.C$48:.C$64])"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string">
            <text:p>asm x86-64</text:p>
          </table:table-cell>
          <table:table-cell office:value-type="float" office:value="6.5">
            <text:p>6,5</text:p>
          </table:table-cell>
          <table:table-cell table:style-name="ce8" table:formula="of:=[.B60]/[.$B$54]" office:value-type="float" office:value="2.36363636363636">
            <text:p>2,36</text:p>
          </table:table-cell>
          <table:table-cell table:formula="of:=RANK([.C60];[.C$48:.C$64])" office:value-type="float" office:value="14">
            <text:p>14</text:p>
          </table:table-cell>
          <table:table-cell table:number-columns-repeated="4"/>
        </table:table-row>
        <table:table-row table:style-name="ro2">
          <table:table-cell office:value-type="string">
            <text:p>fpc -O3</text:p>
          </table:table-cell>
          <table:table-cell office:value-type="float" office:value="12.2">
            <text:p>12,2</text:p>
          </table:table-cell>
          <table:table-cell table:style-name="ce8" table:formula="of:=[.B61]/[.$B$54]" office:value-type="float" office:value="4.43636363636364">
            <text:p>4,44</text:p>
          </table:table-cell>
          <table:table-cell table:formula="of:=RANK([.C61];[.C$48:.C$64])"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Lua</text:p>
          </table:table-cell>
          <table:table-cell office:value-type="float" office:value="337">
            <text:p>337</text:p>
          </table:table-cell>
          <table:table-cell table:style-name="ce8" table:formula="of:=[.B62]/[.$B$54]" office:value-type="float" office:value="122.545454545455">
            <text:p>122,55</text:p>
          </table:table-cell>
          <table:table-cell table:formula="of:=RANK([.C62];[.C$48:.C$64])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Dino</text:p>
          </table:table-cell>
          <table:table-cell office:value-type="float" office:value="2518">
            <text:p>2518</text:p>
          </table:table-cell>
          <table:table-cell table:style-name="ce8" table:formula="of:=[.B63]/[.$B$54]" office:value-type="float" office:value="915.636363636364">
            <text:p>915,64</text:p>
          </table:table-cell>
          <table:table-cell table:formula="of:=RANK([.C63];[.C$48:.C$64]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ascal (ack 6.0pre4, -O4)**</text:p>
          </table:table-cell>
          <table:table-cell table:style-name="ce7" office:value-type="float" office:value="29.1">
            <text:p>29,1</text:p>
          </table:table-cell>
          <table:table-cell table:style-name="ce8" table:formula="of:=[.B64]/[.$B$54]" office:value-type="float" office:value="10.5818181818182">
            <text:p>10,58</text:p>
          </table:table-cell>
          <table:table-cell table:formula="of:=RANK([.C64];[.C$48:.C$64])" office:value-type="float" office:value="8">
            <text:p>8</text:p>
          </table:table-cell>
          <table:table-cell table:number-columns-repeated="4"/>
        </table:table-row>
        <table:table-row table:style-name="ro2" table:number-rows-repeated="104851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E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2" number:min-integer-digits="0" number:decimal-replacement=""/>
    </number:number-style>
    <number:number-style style:name="N111">
      <number:number number:decimal-places="0" number:min-integer-digits="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 </meta:initial-creator>
    <meta:creation-date>2014-04-26T21:01:27</meta:creation-date>
    <dc:date>2015-04-24T00:15:43</dc:date>
    <dc:creator>micro </dc:creator>
    <meta:editing-duration>PT17H46M10S</meta:editing-duration>
    <meta:editing-cycles>53</meta:editing-cycles>
    <meta:generator>LibreOffice/3.5$Linux_X86_64 LibreOffice_project/350m1$Build-2</meta:generator>
    <meta:printed-by>micro </meta:printed-by>
    <meta:print-date>2014-04-26T23:17:21</meta:print-date>
    <meta:document-statistic meta:table-count="3" meta:cell-count="712" meta:object-count="0"/>
  </office:meta>
</office:document-meta>
</file>